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950e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.616cm" svg:y="0.95cm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,5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,625</text:p>
          </table:table-cell>
          <table:table-cell table:formula="of:=1777.625 * [.N27] - 163.525" office:value-type="float" office:value="1614.1">
            <text:p>1614,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,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,7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,3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,97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,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,2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,8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,47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 :5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OM 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,05</text:p>
          </table:table-cell>
          <table:table-cell/>
          <table:table-cell office:value-type="float" office:value="-163.525">
            <text:p>-163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,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,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,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,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,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,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,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,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,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,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,25</text:p>
          </table:table-cell>
          <table:table-cell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3" table:formula="of:=AVERAGE([.G229:.G244])" office:value-type="float" office:value="139.9375">
            <text:p>139,93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3" table:formula="of:=AVERAGE([.G245:.G276])" office:value-type="float" office:value="176.96875">
            <text:p>176,968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3" table:formula="of:=AVERAGE([.G277:.G339])" office:value-type="float" office:value="209.52380952381">
            <text:p>209,52380952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 table:number-rows-repeated="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4">
          <table:table-cell office:value-type="string">
            <text:p>sum integer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1017" table:default-cell-style-name="Default"/>
        <table:table-row table:style-name="ro2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style-name="Default"/>
          <table:table-cell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table:number-columns-repeated="1011"/>
        </table:table-row>
        <table:table-row table:style-name="ro2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u=4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Encrypt(100)</text:p>
          </table:table-cell>
          <table:table-cell table:style-name="Default"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table:style-name="Default"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office:value-type="float" office:value="135">
            <text:p>135</text:p>
          </table:table-cell>
          <table:table-cell table:style-name="Default"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office:value-type="float" office:value="477">
            <text:p>477</text:p>
          </table:table-cell>
          <table:table-cell table:style-name="Default"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racine N</text:p>
          </table:table-cell>
          <table:table-cell table:style-name="ce8" office:value-type="string">
            <text:p>mu</text:p>
          </table:table-cell>
          <table:table-cell table:style-name="ce8"/>
          <table:table-cell office:value-type="string">
            <text:p>eta</text:p>
          </table:table-cell>
          <table:table-cell table:style-name="Default"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table:formula="of:=2^[.A33]" office:value-type="float" office:value="4">
            <text:p>4</text:p>
          </table:table-cell>
          <table:table-cell table:formula="of:=SQRT([.B33])" office:value-type="float" office:value="2">
            <text:p>2</text:p>
          </table:table-cell>
          <table:table-cell table:formula="of:=[.C33]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3]/(2*[.E33]*[.C33])" office:value-type="float" office:value="2.46262538727465E+114">
            <text:p>2462625387274650000000000000000000000000000000000000000000000000000000000000000000000000000000000000000000000000000</text:p>
          </table:table-cell>
          <table:table-cell table:formula="of:=LOG([.G33];2)" office:value-type="float" office:value="380">
            <text:p>380</text:p>
          </table:table-cell>
          <table:table-cell table:formula="of:=2^([.B33]/[.H33])" office:value-type="float" office:value="1.00732296886218">
            <text:p>1,0073229689</text:p>
          </table:table-cell>
          <table:table-cell table:formula="of:=([.B33]/[.H33])" office:value-type="float" office:value="0.0105263157894737">
            <text:p>0,0105263158</text:p>
          </table:table-cell>
          <table:table-cell table:formula="of:=LOG(LOG( [.F33]/(2*[.C33]); 2) ;2) - LOG(LOG( [.B33] * [.E33];2) ; 2)" office:value-type="float" office:value="6.57742882803575">
            <text:p>6,577428828</text:p>
          </table:table-cell>
          <table:table-cell table:number-columns-repeated="1013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table:formula="of:=2^[.A34]" office:value-type="float" office:value="8">
            <text:p>8</text:p>
          </table:table-cell>
          <table:table-cell table:style-name="ce5" table:formula="of:=SQRT([.B34])" office:value-type="float" office:value="2.82842712474619">
            <text:p>2,8284271247</text:p>
          </table:table-cell>
          <table:table-cell table:style-name="ce5" table:formula="of:=[.C34]" office:value-type="float" office:value="2.82842712474619">
            <text:p>2,8284271247</text:p>
          </table:table-cell>
          <table:table-cell table:style-name="ce5" office:value-type="float" office:value="4">
            <text:p>4</text:p>
          </table:table-cell>
          <table:table-cell table:style-name="ce5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5" table:formula="of:=[.F34]/(2*[.E34]*[.C34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5" table:formula="of:=LOG([.G34];2)" office:value-type="float" office:value="379.5">
            <text:p>379,5</text:p>
          </table:table-cell>
          <table:table-cell table:style-name="ce5" table:formula="of:=2^([.B34]/[.H34])" office:value-type="float" office:value="1.01471907244977">
            <text:p>1,0147190724</text:p>
          </table:table-cell>
          <table:table-cell table:style-name="ce5" table:formula="of:=([.B34]/[.H34])" office:value-type="float" office:value="0.0210803689064559">
            <text:p>0,0210803689</text:p>
          </table:table-cell>
          <table:table-cell table:style-name="ce9" table:formula="of:=LOG(LOG( [.F34]/(2*[.C34]); 2) ;2) - LOG(LOG( [.B34] * [.E34];2) ; 2)" office:value-type="float" office:value="6.25361115194717">
            <text:p>6,2536111519</text:p>
          </table:table-cell>
          <table:table-cell table:style-name="ce5"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35]" office:value-type="float" office:value="16">
            <text:p>16</text:p>
          </table:table-cell>
          <table:table-cell table:formula="of:=SQRT([.B35])" office:value-type="float" office:value="4">
            <text:p>4</text:p>
          </table:table-cell>
          <table:table-cell table:formula="of:=[.C35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5]/(2*[.E35]*[.C35])" office:value-type="float" office:value="1.23131269363733E+114">
            <text:p>1231312693637330000000000000000000000000000000000000000000000000000000000000000000000000000000000000000000000000000</text:p>
          </table:table-cell>
          <table:table-cell table:formula="of:=LOG([.G35];2)" office:value-type="float" office:value="379">
            <text:p>379</text:p>
          </table:table-cell>
          <table:table-cell table:formula="of:=2^([.B35]/[.H35])" office:value-type="float" office:value="1.02969449361389">
            <text:p>1,0296944936</text:p>
          </table:table-cell>
          <table:table-cell table:formula="of:=([.B35]/[.H35])" office:value-type="float" office:value="0.0422163588390501">
            <text:p>0,0422163588</text:p>
          </table:table-cell>
          <table:table-cell table:formula="of:=LOG(LOG( [.F35]/(2*[.C35]); 2) ;2) - LOG(LOG( [.B35] * [.E35];2) ; 2)" office:value-type="float" office:value="5.98868468677217">
            <text:p>5,988684686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36]" office:value-type="float" office:value="32">
            <text:p>32</text:p>
          </table:table-cell>
          <table:table-cell table:formula="of:=SQRT([.B36])" office:value-type="float" office:value="5.65685424949238">
            <text:p>5,6568542495</text:p>
          </table:table-cell>
          <table:table-cell table:formula="of:=[.C36]" office:value-type="float" office:value="5.65685424949238">
            <text:p>5,6568542495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6]/(2*[.E36]*[.C36])" office:value-type="float" office:value="8.70669555432028E+113">
            <text:p>870669555432028000000000000000000000000000000000000000000000000000000000000000000000000000000000000000000000000000</text:p>
          </table:table-cell>
          <table:table-cell table:formula="of:=LOG([.G36];2)" office:value-type="float" office:value="378.5">
            <text:p>378,5</text:p>
          </table:table-cell>
          <table:table-cell table:formula="of:=2^([.B36]/[.H36])" office:value-type="float" office:value="1.06035272376182">
            <text:p>1,0603527238</text:p>
          </table:table-cell>
          <table:table-cell table:formula="of:=([.B36]/[.H36])" office:value-type="float" office:value="0.0845442536327609">
            <text:p>0,0845442536</text:p>
          </table:table-cell>
          <table:table-cell table:formula="of:=LOG(LOG( [.F36]/(2*[.C36]); 2) ;2) - LOG(LOG( [.B36] * [.E36];2) ; 2)" office:value-type="float" office:value="5.76439772144594">
            <text:p>5,7643977214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37]" office:value-type="float" office:value="64">
            <text:p>64</text:p>
          </table:table-cell>
          <table:table-cell table:formula="of:=SQRT([.B37])" office:value-type="float" office:value="8">
            <text:p>8</text:p>
          </table:table-cell>
          <table:table-cell table:formula="of:=[.C3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7]/(2*[.E37]*[.C37])" office:value-type="float" office:value="6.15656346818664E+113">
            <text:p>615656346818664000000000000000000000000000000000000000000000000000000000000000000000000000000000000000000000000000</text:p>
          </table:table-cell>
          <table:table-cell table:formula="of:=LOG([.G37];2)" office:value-type="float" office:value="378">
            <text:p>378</text:p>
          </table:table-cell>
          <table:table-cell table:formula="of:=2^([.B37]/[.H37])" office:value-type="float" office:value="1.12452222076234">
            <text:p>1,1245222208</text:p>
          </table:table-cell>
          <table:table-cell table:formula="of:=([.B37]/[.H37])" office:value-type="float" office:value="0.169312169312169">
            <text:p>0,1693121693</text:p>
          </table:table-cell>
          <table:table-cell table:formula="of:=LOG(LOG( [.F37]/(2*[.C37]); 2) ;2) - LOG(LOG( [.B37] * [.E37];2) ; 2)" office:value-type="float" office:value="5.56985560833095">
            <text:p>5,5698556083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38]" office:value-type="float" office:value="128">
            <text:p>128</text:p>
          </table:table-cell>
          <table:table-cell table:formula="of:=SQRT([.B38])" office:value-type="float" office:value="11.3137084989848">
            <text:p>11,313708499</text:p>
          </table:table-cell>
          <table:table-cell table:formula="of:=[.C38]" office:value-type="float" office:value="11.3137084989848">
            <text:p>11,313708499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8]/(2*[.E38]*[.C38])" office:value-type="float" office:value="4.35334777716014E+113">
            <text:p>435334777716014000000000000000000000000000000000000000000000000000000000000000000000000000000000000000000000000000</text:p>
          </table:table-cell>
          <table:table-cell table:formula="of:=LOG([.G38];2)" office:value-type="float" office:value="377.5">
            <text:p>377,5</text:p>
          </table:table-cell>
          <table:table-cell table:formula="of:=2^([.B38]/[.H38])" office:value-type="float" office:value="1.26494341300338">
            <text:p>1,264943413</text:p>
          </table:table-cell>
          <table:table-cell table:formula="of:=([.B38]/[.H38])" office:value-type="float" office:value="0.339072847682119">
            <text:p>0,3390728477</text:p>
          </table:table-cell>
          <table:table-cell table:formula="of:=LOG(LOG( [.F38]/(2*[.C38]); 2) ;2) - LOG(LOG( [.B38] * [.E38];2) ; 2)" office:value-type="float" office:value="5.39803107397315">
            <text:p>5,398031074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39]" office:value-type="float" office:value="256">
            <text:p>256</text:p>
          </table:table-cell>
          <table:table-cell table:formula="of:=SQRT([.B39])" office:value-type="float" office:value="16">
            <text:p>16</text:p>
          </table:table-cell>
          <table:table-cell table:formula="of:=[.C3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9]/(2*[.E39]*[.C39])" office:value-type="float" office:value="3.07828173409332E+113">
            <text:p>307828173409332000000000000000000000000000000000000000000000000000000000000000000000000000000000000000000000000000</text:p>
          </table:table-cell>
          <table:table-cell table:formula="of:=LOG([.G39];2)" office:value-type="float" office:value="377">
            <text:p>377</text:p>
          </table:table-cell>
          <table:table-cell table:formula="of:=2^([.B39]/[.H39])" office:value-type="float" office:value="1.60107966383434">
            <text:p>1,6010796638</text:p>
          </table:table-cell>
          <table:table-cell table:formula="of:=([.B39]/[.H39])" office:value-type="float" office:value="0.679045092838196">
            <text:p>0,6790450928</text:p>
          </table:table-cell>
          <table:table-cell table:formula="of:=LOG(LOG( [.F39]/(2*[.C39]); 2) ;2) - LOG(LOG( [.B39] * [.E39];2) ; 2)" office:value-type="float" office:value="5.24412594328373">
            <text:p>5,2441259433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40]" office:value-type="float" office:value="512">
            <text:p>512</text:p>
          </table:table-cell>
          <table:table-cell table:formula="of:=SQRT([.B40])" office:value-type="float" office:value="22.6274169979695">
            <text:p>22,627416998</text:p>
          </table:table-cell>
          <table:table-cell table:formula="of:=[.C40]" office:value-type="float" office:value="22.6274169979695">
            <text:p>22,62741699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0]/(2*[.E40]*[.C40])" office:value-type="float" office:value="2.17667388858007E+113">
            <text:p>217667388858007000000000000000000000000000000000000000000000000000000000000000000000000000000000000000000000000000</text:p>
          </table:table-cell>
          <table:table-cell table:formula="of:=LOG([.G40];2)" office:value-type="float" office:value="376.5">
            <text:p>376,5</text:p>
          </table:table-cell>
          <table:table-cell table:formula="of:=2^([.B40]/[.H40])" office:value-type="float" office:value="2.56666277620682">
            <text:p>2,5666627762</text:p>
          </table:table-cell>
          <table:table-cell table:formula="of:=([.B40]/[.H40])" office:value-type="float" office:value="1.35989375830013">
            <text:p>1,3598937583</text:p>
          </table:table-cell>
          <table:table-cell table:formula="of:=LOG(LOG( [.F40]/(2*[.C40]); 2) ;2) - LOG(LOG( [.B40] * [.E40];2) ; 2)" office:value-type="float" office:value="5.10471787134843">
            <text:p>5,1047178713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41]" office:value-type="float" office:value="1024">
            <text:p>1024</text:p>
          </table:table-cell>
          <table:table-cell table:formula="of:=SQRT([.B41])" office:value-type="float" office:value="32">
            <text:p>32</text:p>
          </table:table-cell>
          <table:table-cell table:formula="of:=[.C4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1]/(2*[.E41]*[.C41])" office:value-type="float" office:value="1.53914086704666E+113">
            <text:p>153914086704666000000000000000000000000000000000000000000000000000000000000000000000000000000000000000000000000000</text:p>
          </table:table-cell>
          <table:table-cell table:formula="of:=LOG([.G41];2)" office:value-type="float" office:value="376">
            <text:p>376</text:p>
          </table:table-cell>
          <table:table-cell table:formula="of:=2^([.B41]/[.H41])" office:value-type="float" office:value="6.60429358762003">
            <text:p>6,6042935876</text:p>
          </table:table-cell>
          <table:table-cell table:formula="of:=([.B41]/[.H41])" office:value-type="float" office:value="2.72340425531915">
            <text:p>2,7234042553</text:p>
          </table:table-cell>
          <table:table-cell table:formula="of:=LOG(LOG( [.F41]/(2*[.C41]); 2) ;2) - LOG(LOG( [.B41] * [.E41];2) ; 2)" office:value-type="float" office:value="4.97727992349992">
            <text:p>4,977279923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2]" office:value-type="float" office:value="16">
            <text:p>16</text:p>
          </table:table-cell>
          <table:table-cell table:formula="of:=SQRT([.B42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5" office:value-type="float" office:value="32">
            <text:p>32</text:p>
          </table:table-cell>
          <table:table-cell table:style-name="Default" table:formula="of:=[.F42]/(2*[.E42]*[.C42])" office:value-type="float" office:value="2">
            <text:p>2</text:p>
          </table:table-cell>
          <table:table-cell table:formula="of:=LOG([.G42];2)" office:value-type="float" office:value="1">
            <text:p>1</text:p>
          </table:table-cell>
          <table:table-cell table:formula="of:=2^([.B42]/[.H42])" office:value-type="float" office:value="65536">
            <text:p>65536</text:p>
          </table:table-cell>
          <table:table-cell table:formula="of:=([.B42]/[.H42])" office:value-type="float" office:value="16">
            <text:p>16</text:p>
          </table:table-cell>
          <table:table-cell table:formula="of:=LOG(LOG( [.F42]/(2*[.C42]); 2) ;2) - LOG(LOG( [.B42] * [.E42];2) ; 2)" office:value-type="float" office:value="-1.32192809488736">
            <text:p>-1,3219280949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3]" office:value-type="float" office:value="8">
            <text:p>8</text:p>
          </table:table-cell>
          <table:table-cell table:formula="of:=SQRT([.B43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 table:formula="of:=2^(8)" office:value-type="float" office:value="256">
            <text:p>256</text:p>
          </table:table-cell>
          <table:table-cell table:style-name="Default" table:formula="of:=[.F43]/(2*[.E43]*[.C43])" office:value-type="float" office:value="11.3137084989848">
            <text:p>11,313708499</text:p>
          </table:table-cell>
          <table:table-cell table:formula="of:=LOG([.G43];2)" office:value-type="float" office:value="3.5">
            <text:p>3,5</text:p>
          </table:table-cell>
          <table:table-cell table:formula="of:=2^([.B43]/[.H43])" office:value-type="float" office:value="4.8760546168179">
            <text:p>4,8760546168</text:p>
          </table:table-cell>
          <table:table-cell table:formula="of:=([.B43]/[.H43])" office:value-type="float" office:value="2.28571428571429">
            <text:p>2,2857142857</text:p>
          </table:table-cell>
          <table:table-cell table:formula="of:=LOG(LOG( [.F43]/(2*[.C43]); 2) ;2) - LOG(LOG( [.B43] * [.E43];2) ; 2)" office:value-type="float" office:value="0.137503523749935">
            <text:p>0,1375035237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4]" office:value-type="float" office:value="8">
            <text:p>8</text:p>
          </table:table-cell>
          <table:table-cell table:formula="of:=SQRT([.B44])" office:value-type="float" office:value="2.82842712474619">
            <text:p>2,8284271247</text:p>
          </table:table-cell>
          <table:table-cell/>
          <table:table-cell office:value-type="float" office:value="2">
            <text:p>2</text:p>
          </table:table-cell>
          <table:table-cell table:formula="of:=2^[.C44]" office:value-type="float" office:value="7.10299330131602">
            <text:p>7,1029933013</text:p>
          </table:table-cell>
          <table:table-cell table:style-name="Default" table:formula="of:=[.F44]/(2*[.E44]*[.C44])" office:value-type="float" office:value="0.627821841260397">
            <text:p>0,6278218413</text:p>
          </table:table-cell>
          <table:table-cell table:formula="of:=LOG([.G44];2)" office:value-type="float" office:value="-0.67157287525381">
            <text:p>-0,6715728753</text:p>
          </table:table-cell>
          <table:table-cell table:formula="of:=2^([.B44]/[.H44])" office:value-type="float" office:value="0.000259436050845177">
            <text:p>0,0002594361</text:p>
          </table:table-cell>
          <table:table-cell table:formula="of:=([.B44]/[.H44])" office:value-type="float" office:value="-11.9123334112869">
            <text:p>-11,9123334113</text:p>
          </table:table-cell>
          <table:table-cell table:formula="of:=LOG(LOG( [.F44]/(2*[.C44]); 2) ;2) - LOG(LOG( [.B44] * [.E44];2) ; 2)" office:value-type="float" office:value="-3.6063548108874">
            <text:p>-3,6063548109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5]" office:value-type="float" office:value="16">
            <text:p>16</text:p>
          </table:table-cell>
          <table:table-cell table:formula="of:=SQRT([.B45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[.C45]" office:value-type="float" office:value="16">
            <text:p>16</text:p>
          </table:table-cell>
          <table:table-cell table:style-name="Default" table:formula="of:=[.F45]/(2*[.E45]*[.C45])" office:value-type="float" office:value="1">
            <text:p>1</text:p>
          </table:table-cell>
          <table:table-cell table:formula="of:=LOG([.G45];2)" office:value-type="float" office:value="0">
            <text:p>0</text:p>
          </table:table-cell>
          <table:table-cell table:formula="of:=2^([.B45]/[.H45])" office:value-type="float" office:value="0">
            <text:p>#DIV/0 !</text:p>
          </table:table-cell>
          <table:table-cell table:formula="of:=([.B45]/[.H45])" office:value-type="float" office:value="0">
            <text:p>#DIV/0 !</text:p>
          </table:table-cell>
          <table:table-cell table:formula="of:=LOG(LOG( [.F45]/(2*[.C45]); 2) ;2) - LOG(LOG( [.B45] * [.E45];2) ; 2)" office:value-type="float" office:value="-2.32192809488736">
            <text:p>-2,321928094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46]" office:value-type="float" office:value="32">
            <text:p>32</text:p>
          </table:table-cell>
          <table:table-cell table:formula="of:=SQRT([.B46])" office:value-type="float" office:value="5.65685424949238">
            <text:p>5,6568542495</text:p>
          </table:table-cell>
          <table:table-cell/>
          <table:table-cell office:value-type="float" office:value="2">
            <text:p>2</text:p>
          </table:table-cell>
          <table:table-cell table:formula="of:=2^[.C46]" office:value-type="float" office:value="50.4525138385402">
            <text:p>50,4525138385</text:p>
          </table:table-cell>
          <table:table-cell table:style-name="Default" table:formula="of:=[.F46]/(2*[.E46]*[.C46])" office:value-type="float" office:value="2.22970716644624">
            <text:p>2,2297071664</text:p>
          </table:table-cell>
          <table:table-cell table:formula="of:=LOG([.G46];2)" office:value-type="float" office:value="1.15685424949238">
            <text:p>1,1568542495</text:p>
          </table:table-cell>
          <table:table-cell table:formula="of:=2^([.B46]/[.H46])" office:value-type="float" office:value="212254527.070296">
            <text:p>212254527,070296</text:p>
          </table:table-cell>
          <table:table-cell table:formula="of:=([.B46]/[.H46])" office:value-type="float" office:value="27.6612200837239">
            <text:p>27,6612200837</text:p>
          </table:table-cell>
          <table:table-cell table:formula="of:=LOG(LOG( [.F46]/(2*[.C46]); 2) ;2) - LOG(LOG( [.B46] * [.E46];2) ; 2)" office:value-type="float" office:value="-1.47603381176987">
            <text:p>-1,4760338118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47]" office:value-type="float" office:value="64">
            <text:p>64</text:p>
          </table:table-cell>
          <table:table-cell table:formula="of:=SQRT([.B47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2^[.C47]" office:value-type="float" office:value="256">
            <text:p>256</text:p>
          </table:table-cell>
          <table:table-cell table:style-name="Default" table:formula="of:=[.F47]/(2*[.E47]*[.C47])" office:value-type="float" office:value="8">
            <text:p>8</text:p>
          </table:table-cell>
          <table:table-cell table:formula="of:=LOG([.G47];2)" office:value-type="float" office:value="3">
            <text:p>3</text:p>
          </table:table-cell>
          <table:table-cell table:formula="of:=2^([.B47]/[.H47])" office:value-type="float" office:value="2642245.94962913">
            <text:p>2642245,94962913</text:p>
          </table:table-cell>
          <table:table-cell table:formula="of:=([.B47]/[.H47])" office:value-type="float" office:value="21.3333333333333">
            <text:p>21,3333333333</text:p>
          </table:table-cell>
          <table:table-cell table:formula="of:=LOG(LOG( [.F47]/(2*[.C47]); 2) ;2) - LOG(LOG( [.B47] * [.E47];2) ; 2)" office:value-type="float" office:value="-0.807354922057604">
            <text:p>-0,8073549221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48]" office:value-type="float" office:value="128">
            <text:p>128</text:p>
          </table:table-cell>
          <table:table-cell table:formula="of:=SQRT([.B48])" office:value-type="float" office:value="11.3137084989848">
            <text:p>11,313708499</text:p>
          </table:table-cell>
          <table:table-cell/>
          <table:table-cell office:value-type="float" office:value="2">
            <text:p>2</text:p>
          </table:table-cell>
          <table:table-cell table:formula="of:=2^[.C48]" office:value-type="float" office:value="2545.45615262809">
            <text:p>2545,4561526281</text:p>
          </table:table-cell>
          <table:table-cell table:style-name="Default" table:formula="of:=[.F48]/(2*[.E48]*[.C48])" office:value-type="float" office:value="56.2471658355107">
            <text:p>56,2471658355</text:p>
          </table:table-cell>
          <table:table-cell table:formula="of:=LOG([.G48];2)" office:value-type="float" office:value="5.81370849898476">
            <text:p>5,813708499</text:p>
          </table:table-cell>
          <table:table-cell table:formula="of:=2^([.B48]/[.H48])" office:value-type="float" office:value="4243807.40303215">
            <text:p>4243807,40303215</text:p>
          </table:table-cell>
          <table:table-cell table:formula="of:=([.B48]/[.H48])" office:value-type="float" office:value="22.0169277531463">
            <text:p>22,0169277531</text:p>
          </table:table-cell>
          <table:table-cell table:formula="of:=LOG(LOG( [.F48]/(2*[.C48]); 2) ;2) - LOG(LOG( [.B48] * [.E48];2) ; 2)" office:value-type="float" office:value="-0.231559771976483">
            <text:p>-0,23155977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49]" office:value-type="float" office:value="256">
            <text:p>256</text:p>
          </table:table-cell>
          <table:table-cell table:formula="of:=SQRT([.B49])"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table:formula="of:=2^[.C49]" office:value-type="float" office:value="65536">
            <text:p>65536</text:p>
          </table:table-cell>
          <table:table-cell table:style-name="Default" table:formula="of:=[.F49]/(2*[.E49]*[.C49])" office:value-type="float" office:value="1024">
            <text:p>1024</text:p>
          </table:table-cell>
          <table:table-cell table:formula="of:=LOG([.G49];2)" office:value-type="float" office:value="10">
            <text:p>10</text:p>
          </table:table-cell>
          <table:table-cell table:formula="of:=2^([.B49]/[.H49])" office:value-type="float" office:value="50859008.4622467">
            <text:p>50859008,4622467</text:p>
          </table:table-cell>
          <table:table-cell table:formula="of:=([.B49]/[.H49])" office:value-type="float" office:value="25.6">
            <text:p>25,6</text:p>
          </table:table-cell>
          <table:table-cell table:formula="of:=LOG(LOG( [.F49]/(2*[.C49]); 2) ;2) - LOG(LOG( [.B49] * [.E49];2) ; 2)" office:value-type="float" office:value="0.289506617194985">
            <text:p>0,2895066172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50]" office:value-type="float" office:value="512">
            <text:p>512</text:p>
          </table:table-cell>
          <table:table-cell table:formula="of:=SQRT([.B50])" office:value-type="float" office:value="22.6274169979695">
            <text:p>22,627416998</text:p>
          </table:table-cell>
          <table:table-cell/>
          <table:table-cell office:value-type="float" office:value="2">
            <text:p>2</text:p>
          </table:table-cell>
          <table:table-cell table:formula="of:=2^[.C50]" office:value-type="float" office:value="6479347.0249522">
            <text:p>6479347,0249522</text:p>
          </table:table-cell>
          <table:table-cell table:style-name="Default" table:formula="of:=[.F50]/(2*[.E50]*[.C50])" office:value-type="float" office:value="71587.3471719466">
            <text:p>71587,3471719466</text:p>
          </table:table-cell>
          <table:table-cell table:formula="of:=LOG([.G50];2)" office:value-type="float" office:value="16.1274169979695">
            <text:p>16,127416998</text:p>
          </table:table-cell>
          <table:table-cell table:formula="of:=2^([.B50]/[.H50])" office:value-type="float" office:value="3604568342.83575">
            <text:p>3604568342,83575</text:p>
          </table:table-cell>
          <table:table-cell table:formula="of:=([.B50]/[.H50])" office:value-type="float" office:value="31.7471793570205">
            <text:p>31,747179357</text:p>
          </table:table-cell>
          <table:table-cell table:formula="of:=LOG(LOG( [.F50]/(2*[.C50]); 2) ;2) - LOG(LOG( [.B50] * [.E50];2) ; 2)" office:value-type="float" office:value="0.776307593616707">
            <text:p>0,7763075936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51]" office:value-type="float" office:value="1024">
            <text:p>1024</text:p>
          </table:table-cell>
          <table:table-cell table:formula="of:=SQRT([.B51])"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table:formula="of:=2^[.C51]" office:value-type="float" office:value="4294967296">
            <text:p>4294967296</text:p>
          </table:table-cell>
          <table:table-cell table:style-name="Default" table:formula="of:=[.F51]/(2*[.E51]*[.C51])" office:value-type="float" office:value="33554432">
            <text:p>33554432</text:p>
          </table:table-cell>
          <table:table-cell table:formula="of:=LOG([.G51];2)" office:value-type="float" office:value="25">
            <text:p>25</text:p>
          </table:table-cell>
          <table:table-cell table:formula="of:=2^([.B51]/[.H51])" office:value-type="float" office:value="2138890848987.32">
            <text:p>2138890848987,32</text:p>
          </table:table-cell>
          <table:table-cell table:formula="of:=([.B51]/[.H51])" office:value-type="float" office:value="40.96">
            <text:p>40,96</text:p>
          </table:table-cell>
          <table:table-cell table:formula="of:=LOG(LOG( [.F51]/(2*[.C51]); 2) ;2) - LOG(LOG( [.B51] * [.E51];2) ; 2)" office:value-type="float" office:value="1.24100809950379">
            <text:p>1,2410080995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formula="of:=2^[.A52]" office:value-type="float" office:value="2048">
            <text:p>2048</text:p>
          </table:table-cell>
          <table:table-cell table:formula="of:=SQRT([.B52])" office:value-type="float" office:value="45.254833995939">
            <text:p>45,2548339959</text:p>
          </table:table-cell>
          <table:table-cell/>
          <table:table-cell office:value-type="float" office:value="2">
            <text:p>2</text:p>
          </table:table-cell>
          <table:table-cell table:formula="of:=2^[.C52]" office:value-type="float" office:value="41981937869756.9">
            <text:p>41981937869756,9</text:p>
          </table:table-cell>
          <table:table-cell table:style-name="Default" table:formula="of:=[.F52]/(2*[.E52]*[.C52])" office:value-type="float" office:value="231919632461.386">
            <text:p>231919632461,386</text:p>
          </table:table-cell>
          <table:table-cell table:formula="of:=LOG([.G52];2)" office:value-type="float" office:value="37.754833995939">
            <text:p>37,7548339959</text:p>
          </table:table-cell>
          <table:table-cell table:formula="of:=2^([.B52]/[.H52])" office:value-type="float" office:value="2.13444342009154E+016">
            <text:p>21344434200915400</text:p>
          </table:table-cell>
          <table:table-cell table:formula="of:=([.B52]/[.H52])" office:value-type="float" office:value="54.2447094382745">
            <text:p>54,2447094383</text:p>
          </table:table-cell>
          <table:table-cell table:formula="of:=LOG(LOG( [.F52]/(2*[.C52]); 2) ;2) - LOG(LOG( [.B52] * [.E52];2) ; 2)" office:value-type="float" office:value="1.69134186705654">
            <text:p>1,6913418671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mu</text:p>
          </table:table-cell>
          <table:table-cell office:value-type="string">
            <text:p>nu</text:p>
          </table:table-cell>
          <table:table-cell table:style-name="Default"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table:number-columns-repeated="101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table:formula="of:=2^[.A55]" office:value-type="float" office:value="4">
            <text:p>4</text:p>
          </table:table-cell>
          <table:table-cell table:style-name="ce6" table:formula="of:=SQRT([.B55])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office:value-type="float" office:value="384">
            <text:p>384</text:p>
          </table:table-cell>
          <table:table-cell table:formula="of:=2^[.F55]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6" table:formula="of:=[.G55]/(2*[.E55]*[.C55])" office:value-type="float" office:value="4.92525077454931E+114">
            <text:p>4925250774549310000000000000000000000000000000000000000000000000000000000000000000000000000000000000000000000000000</text:p>
          </table:table-cell>
          <table:table-cell table:style-name="ce6" table:formula="of:=LOG([.H55];2)" office:value-type="float" office:value="381">
            <text:p>381</text:p>
          </table:table-cell>
          <table:table-cell table:style-name="ce6" table:formula="of:=2^([.B55]/[.I55])" office:value-type="float" office:value="1.00730367845218">
            <text:p>1,0073036785</text:p>
          </table:table-cell>
          <table:table-cell table:style-name="ce6" table:formula="of:=([.B55]/[.I55])" office:value-type="float" office:value="0.010498687664042">
            <text:p>0,0104986877</text:p>
          </table:table-cell>
          <table:table-cell table:style-name="ce6" table:formula="of:=LOG(LOG( [.G55]/(2*[.C55]); 2) ;2) - LOG(LOG( [.B55] * [.E55];2) ; 2)" office:value-type="float" office:value="6.99246632731459">
            <text:p>6,9924663273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56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7]" office:value-type="float" office:value="8">
            <text:p>8</text:p>
          </table:table-cell>
          <table:table-cell table:style-name="ce7" table:formula="of:=SQRT([.B5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2^[.F57]" office:value-type="float" office:value="1.60693804425899E+060">
            <text:p>1606938044258990000000000000000000000000000000000000000000000</text:p>
          </table:table-cell>
          <table:table-cell table:style-name="ce7" table:formula="of:=[.G57]/(2*[.E57]*[.C57])" office:value-type="float" office:value="1.42034598505273E+059">
            <text:p>142034598505273000000000000000000000000000000000000000000000</text:p>
          </table:table-cell>
          <table:table-cell table:style-name="ce7" table:formula="of:=LOG([.H57];2)" office:value-type="float" office:value="196.5">
            <text:p>196,5</text:p>
          </table:table-cell>
          <table:table-cell table:style-name="ce7" table:formula="of:=2^([.B57]/[.I57])" office:value-type="float" office:value="1.02862168124774">
            <text:p>1,0286216812</text:p>
          </table:table-cell>
          <table:table-cell table:style-name="ce7" table:formula="of:=([.B57]/[.I57])" office:value-type="float" office:value="0.0407124681933842">
            <text:p>0,0407124682</text:p>
          </table:table-cell>
          <table:table-cell table:style-name="ce7" table:formula="of:=LOG(LOG( [.G57]/(2*[.C57]); 2) ;2) - LOG(LOG( [.B57] * [.E57];2) ; 2)" office:value-type="float" office:value="5.62570884306447">
            <text:p>5,625708843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8]" office:value-type="float" office:value="8">
            <text:p>8</text:p>
          </table:table-cell>
          <table:table-cell table:style-name="ce7" table:formula="of:=SQRT([.B5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10">
            <text:p>210</text:p>
          </table:table-cell>
          <table:table-cell table:formula="of:=2^[.F58]" office:value-type="float" office:value="1.64550455732121E+063">
            <text:p>1645504557321210000000000000000000000000000000000000000000000000</text:p>
          </table:table-cell>
          <table:table-cell table:style-name="ce7" table:formula="of:=[.G58]/(2*[.E58]*[.C58])" office:value-type="float" office:value="1.45443428869399E+062">
            <text:p>145443428869399000000000000000000000000000000000000000000000000</text:p>
          </table:table-cell>
          <table:table-cell table:style-name="ce7" table:formula="of:=LOG([.H58];2)" office:value-type="float" office:value="206.5">
            <text:p>206,5</text:p>
          </table:table-cell>
          <table:table-cell table:style-name="ce7" table:formula="of:=2^([.B58]/[.I58])" office:value-type="float" office:value="1.02721695467568">
            <text:p>1,0272169547</text:p>
          </table:table-cell>
          <table:table-cell table:style-name="ce7" table:formula="of:=([.B58]/[.I58])" office:value-type="float" office:value="0.0387409200968523">
            <text:p>0,0387409201</text:p>
          </table:table-cell>
          <table:table-cell table:style-name="ce7" table:formula="of:=LOG(LOG( [.G58]/(2*[.C58]); 2) ;2) - LOG(LOG( [.B58] * [.E58];2) ; 2)" office:value-type="float" office:value="5.69696752623429">
            <text:p>5,6969675262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9]" office:value-type="float" office:value="8">
            <text:p>8</text:p>
          </table:table-cell>
          <table:table-cell table:style-name="ce7" table:formula="of:=SQRT([.B5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2^[.F59]" office:value-type="float" office:value="1.68499666669692E+066">
            <text:p>1684996666696920000000000000000000000000000000000000000000000000000</text:p>
          </table:table-cell>
          <table:table-cell table:style-name="ce7" table:formula="of:=[.G59]/(2*[.E59]*[.C59])" office:value-type="float" office:value="1.48934071162265E+065">
            <text:p>148934071162265000000000000000000000000000000000000000000000000000</text:p>
          </table:table-cell>
          <table:table-cell table:style-name="ce7" table:formula="of:=LOG([.H59];2)" office:value-type="float" office:value="216.5">
            <text:p>216,5</text:p>
          </table:table-cell>
          <table:table-cell table:style-name="ce7" table:formula="of:=2^([.B59]/[.I59])" office:value-type="float" office:value="1.0259436557759">
            <text:p>1,0259436558</text:p>
          </table:table-cell>
          <table:table-cell table:style-name="ce7" table:formula="of:=([.B59]/[.I59])" office:value-type="float" office:value="0.0369515011547344">
            <text:p>0,0369515012</text:p>
          </table:table-cell>
          <table:table-cell table:style-name="ce7" table:formula="of:=LOG(LOG( [.G59]/(2*[.C59]); 2) ;2) - LOG(LOG( [.B59] * [.E59];2) ; 2)" office:value-type="float" office:value="5.76487159073609">
            <text:p>5,764871590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0]" office:value-type="float" office:value="8">
            <text:p>8</text:p>
          </table:table-cell>
          <table:table-cell table:style-name="ce7" table:formula="of:=SQRT([.B6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30">
            <text:p>230</text:p>
          </table:table-cell>
          <table:table-cell table:formula="of:=2^[.F60]" office:value-type="float" office:value="1.72543658669764E+069">
            <text:p>1725436586697640000000000000000000000000000000000000000000000000000000</text:p>
          </table:table-cell>
          <table:table-cell table:style-name="ce7" table:formula="of:=[.G60]/(2*[.E60]*[.C60])" office:value-type="float" office:value="1.52508488870159E+068">
            <text:p>152508488870159000000000000000000000000000000000000000000000000000000</text:p>
          </table:table-cell>
          <table:table-cell table:style-name="ce7" table:formula="of:=LOG([.H60];2)" office:value-type="float" office:value="226.5">
            <text:p>226,5</text:p>
          </table:table-cell>
          <table:table-cell table:style-name="ce7" table:formula="of:=2^([.B60]/[.I60])" office:value-type="float" office:value="1.02478416493533">
            <text:p>1,0247841649</text:p>
          </table:table-cell>
          <table:table-cell table:style-name="ce7" table:formula="of:=([.B60]/[.I60])" office:value-type="float" office:value="0.0353200883002207">
            <text:p>0,0353200883</text:p>
          </table:table-cell>
          <table:table-cell table:style-name="ce7" table:formula="of:=LOG(LOG( [.G60]/(2*[.C60]); 2) ;2) - LOG(LOG( [.B60] * [.E60];2) ; 2)" office:value-type="float" office:value="5.82972273508606">
            <text:p>5,829722735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1]" office:value-type="float" office:value="8">
            <text:p>8</text:p>
          </table:table-cell>
          <table:table-cell table:style-name="ce7" table:formula="of:=SQRT([.B6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2^[.F61]" office:value-type="float" office:value="1.80925139433307E+075">
            <text:p>1809251394333070000000000000000000000000000000000000000000000000000000000000</text:p>
          </table:table-cell>
          <table:table-cell table:style-name="ce7" table:formula="of:=[.G61]/(2*[.E61]*[.C61])" office:value-type="float" office:value="1.59916741225516E+074">
            <text:p>159916741225516000000000000000000000000000000000000000000000000000000000000</text:p>
          </table:table-cell>
          <table:table-cell table:style-name="ce7" table:formula="of:=LOG([.H61];2)" office:value-type="float" office:value="246.5">
            <text:p>246,5</text:p>
          </table:table-cell>
          <table:table-cell table:style-name="ce7" table:formula="of:=2^([.B61]/[.I61])" office:value-type="float" office:value="1.02275058402582">
            <text:p>1,022750584</text:p>
          </table:table-cell>
          <table:table-cell table:style-name="ce7" table:formula="of:=([.B61]/[.I61])" office:value-type="float" office:value="0.0324543610547667">
            <text:p>0,0324543611</text:p>
          </table:table-cell>
          <table:table-cell table:style-name="ce7" table:formula="of:=LOG(LOG( [.G61]/(2*[.C61]); 2) ;2) - LOG(LOG( [.B61] * [.E61];2) ; 2)" office:value-type="float" office:value="5.95128471496697">
            <text:p>5,95128471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2]" office:value-type="float" office:value="8">
            <text:p>8</text:p>
          </table:table-cell>
          <table:table-cell table:style-name="ce7" table:formula="of:=SQRT([.B6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2^[.F62]" office:value-type="float" office:value="1.42724769270596E+045">
            <text:p>1427247692705960000000000000000000000000000000</text:p>
          </table:table-cell>
          <table:table-cell table:style-name="ce7" table:formula="of:=[.G62]/(2*[.E62]*[.C62])" office:value-type="float" office:value="1.26152065243155E+044">
            <text:p>126152065243155000000000000000000000000000000</text:p>
          </table:table-cell>
          <table:table-cell table:style-name="ce7" table:formula="of:=LOG([.H62];2)" office:value-type="float" office:value="146.5">
            <text:p>146,5</text:p>
          </table:table-cell>
          <table:table-cell table:style-name="ce7" table:formula="of:=2^([.B62]/[.I62])" office:value-type="float" office:value="1.03857651559662">
            <text:p>1,0385765156</text:p>
          </table:table-cell>
          <table:table-cell table:style-name="ce7" table:formula="of:=([.B62]/[.I62])" office:value-type="float" office:value="0.0546075085324232">
            <text:p>0,0546075085</text:p>
          </table:table-cell>
          <table:table-cell table:style-name="ce7" table:formula="of:=LOG(LOG( [.G62]/(2*[.C62]); 2) ;2) - LOG(LOG( [.B62] * [.E62];2) ; 2)" office:value-type="float" office:value="5.2045711442492">
            <text:p>5,204571144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3]" office:value-type="float" office:value="8">
            <text:p>8</text:p>
          </table:table-cell>
          <table:table-cell table:style-name="ce7" table:formula="of:=SQRT([.B6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2^[.F63]" office:value-type="float" office:value="1.26765060022823E+030">
            <text:p>1267650600228230000000000000000</text:p>
          </table:table-cell>
          <table:table-cell table:style-name="ce7" table:formula="of:=[.G63]/(2*[.E63]*[.C63])" office:value-type="float" office:value="1.12045541949572E+029">
            <text:p>112045541949572000000000000000</text:p>
          </table:table-cell>
          <table:table-cell table:style-name="ce7" table:formula="of:=LOG([.H63];2)" office:value-type="float" office:value="96.5">
            <text:p>96,5</text:p>
          </table:table-cell>
          <table:table-cell table:style-name="ce7" table:formula="of:=2^([.B63]/[.I63])" office:value-type="float" office:value="1.05914605896414">
            <text:p>1,059146059</text:p>
          </table:table-cell>
          <table:table-cell table:style-name="ce7" table:formula="of:=([.B63]/[.I63])" office:value-type="float" office:value="0.0829015544041451">
            <text:p>0,0829015544</text:p>
          </table:table-cell>
          <table:table-cell table:style-name="ce7" table:formula="of:=LOG(LOG( [.G63]/(2*[.C63]); 2) ;2) - LOG(LOG( [.B63] * [.E63];2) ; 2)" office:value-type="float" office:value="4.60733031374961">
            <text:p>4,607330313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4]" office:value-type="float" office:value="8">
            <text:p>8</text:p>
          </table:table-cell>
          <table:table-cell table:style-name="ce7" table:formula="of:=SQRT([.B6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4]" office:value-type="float" office:value="1">
            <text:p>1</text:p>
          </table:table-cell>
          <table:table-cell table:style-name="ce7" table:formula="of:=[.G64]/(2*[.E64]*[.C64])" office:value-type="float" office:value="0.0883883476483184">
            <text:p>0,0883883476</text:p>
          </table:table-cell>
          <table:table-cell table:style-name="ce7" table:formula="of:=LOG([.H64];2)" office:value-type="float" office:value="-3.5">
            <text:p>-3,5</text:p>
          </table:table-cell>
          <table:table-cell table:style-name="ce7" table:formula="of:=2^([.B64]/[.I64])" office:value-type="float" office:value="0.205083839001909">
            <text:p>0,205083839</text:p>
          </table:table-cell>
          <table:table-cell table:style-name="ce7" table:formula="of:=([.B64]/[.I64])" office:value-type="float" office:value="-2.28571428571429">
            <text:p>-2,2857142857</text:p>
          </table:table-cell>
          <table:table-cell table:style-name="ce7" table:formula="of:=LOG(LOG( [.G64]/(2*[.C64]); 2) ;2) - LOG(LOG( [.B64] * [.E64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5]" office:value-type="float" office:value="8">
            <text:p>8</text:p>
          </table:table-cell>
          <table:table-cell table:style-name="ce7" table:formula="of:=SQRT([.B6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5]" office:value-type="float" office:value="1">
            <text:p>1</text:p>
          </table:table-cell>
          <table:table-cell table:style-name="ce7" table:formula="of:=[.G65]/(2*[.E65]*[.C65])" office:value-type="float" office:value="0.0883883476483184">
            <text:p>0,0883883476</text:p>
          </table:table-cell>
          <table:table-cell table:style-name="ce7" table:formula="of:=LOG([.H65];2)" office:value-type="float" office:value="-3.5">
            <text:p>-3,5</text:p>
          </table:table-cell>
          <table:table-cell table:style-name="ce7" table:formula="of:=2^([.B65]/[.I65])" office:value-type="float" office:value="0.205083839001909">
            <text:p>0,205083839</text:p>
          </table:table-cell>
          <table:table-cell table:style-name="ce7" table:formula="of:=([.B65]/[.I65])" office:value-type="float" office:value="-2.28571428571429">
            <text:p>-2,2857142857</text:p>
          </table:table-cell>
          <table:table-cell table:style-name="ce7" table:formula="of:=LOG(LOG( [.G65]/(2*[.C65]); 2) ;2) - LOG(LOG( [.B65] * [.E6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6]" office:value-type="float" office:value="8">
            <text:p>8</text:p>
          </table:table-cell>
          <table:table-cell table:style-name="ce7" table:formula="of:=SQRT([.B6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6]" office:value-type="float" office:value="1">
            <text:p>1</text:p>
          </table:table-cell>
          <table:table-cell table:style-name="ce7" table:formula="of:=[.G66]/(2*[.E66]*[.C66])" office:value-type="float" office:value="0.0883883476483184">
            <text:p>0,0883883476</text:p>
          </table:table-cell>
          <table:table-cell table:style-name="ce7" table:formula="of:=LOG([.H66];2)" office:value-type="float" office:value="-3.5">
            <text:p>-3,5</text:p>
          </table:table-cell>
          <table:table-cell table:style-name="ce7" table:formula="of:=2^([.B66]/[.I66])" office:value-type="float" office:value="0.205083839001909">
            <text:p>0,205083839</text:p>
          </table:table-cell>
          <table:table-cell table:style-name="ce7" table:formula="of:=([.B66]/[.I66])" office:value-type="float" office:value="-2.28571428571429">
            <text:p>-2,2857142857</text:p>
          </table:table-cell>
          <table:table-cell table:style-name="ce7" table:formula="of:=LOG(LOG( [.G66]/(2*[.C66]); 2) ;2) - LOG(LOG( [.B66] * [.E6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7]" office:value-type="float" office:value="8">
            <text:p>8</text:p>
          </table:table-cell>
          <table:table-cell table:style-name="ce7" table:formula="of:=SQRT([.B6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200">
            <text:p>200</text:p>
          </table:table-cell>
          <table:table-cell table:formula="of:=2^[.F67]" office:value-type="float" office:value="1.60693804425899E+060">
            <text:p>1606938044258990000000000000000000000000000000000000000000000</text:p>
          </table:table-cell>
          <table:table-cell table:style-name="ce7" table:formula="of:=[.G67]/(2*[.E67]*[.C67])" office:value-type="float" office:value="7.10172992526363E+058">
            <text:p>71017299252636300000000000000000000000000000000000000000000</text:p>
          </table:table-cell>
          <table:table-cell table:style-name="ce7" table:formula="of:=LOG([.H67];2)" office:value-type="float" office:value="195.5">
            <text:p>195,5</text:p>
          </table:table-cell>
          <table:table-cell table:style-name="ce7" table:formula="of:=2^([.B67]/[.I67])" office:value-type="float" office:value="1.02877016986071">
            <text:p>1,0287701699</text:p>
          </table:table-cell>
          <table:table-cell table:style-name="ce7" table:formula="of:=([.B67]/[.I67])" office:value-type="float" office:value="0.040920716112532">
            <text:p>0,0409207161</text:p>
          </table:table-cell>
          <table:table-cell table:style-name="ce7" table:formula="of:=LOG(LOG( [.G67]/(2*[.C67]); 2) ;2) - LOG(LOG( [.B67] * [.E67];2) ; 2)" office:value-type="float" office:value="5.3037807481771">
            <text:p>5,303780748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8]" office:value-type="float" office:value="8">
            <text:p>8</text:p>
          </table:table-cell>
          <table:table-cell table:style-name="ce7" table:formula="of:=SQRT([.B6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2^[.F68]" office:value-type="float" office:value="1.80925139433307E+075">
            <text:p>1809251394333070000000000000000000000000000000000000000000000000000000000000</text:p>
          </table:table-cell>
          <table:table-cell table:style-name="ce7" table:formula="of:=[.G68]/(2*[.E68]*[.C68])" office:value-type="float" office:value="7.99583706127579E+073">
            <text:p>79958370612757900000000000000000000000000000000000000000000000000000000000</text:p>
          </table:table-cell>
          <table:table-cell table:style-name="ce7" table:formula="of:=LOG([.H68];2)" office:value-type="float" office:value="245.5">
            <text:p>245,5</text:p>
          </table:table-cell>
          <table:table-cell table:style-name="ce7" table:formula="of:=2^([.B68]/[.I68])" office:value-type="float" office:value="1.02284430497145">
            <text:p>1,022844305</text:p>
          </table:table-cell>
          <table:table-cell table:style-name="ce7" table:formula="of:=([.B68]/[.I68])" office:value-type="float" office:value="0.0325865580448065">
            <text:p>0,032586558</text:p>
          </table:table-cell>
          <table:table-cell table:style-name="ce7" table:formula="of:=LOG(LOG( [.G68]/(2*[.C68]); 2) ;2) - LOG(LOG( [.B68] * [.E68];2) ; 2)" office:value-type="float" office:value="5.62935662007961">
            <text:p>5,629356620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9]" office:value-type="float" office:value="8">
            <text:p>8</text:p>
          </table:table-cell>
          <table:table-cell table:style-name="ce7" table:formula="of:=SQRT([.B6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300">
            <text:p>300</text:p>
          </table:table-cell>
          <table:table-cell table:formula="of:=2^[.F69]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G69]/(2*[.E69]*[.C69])" office:value-type="float" office:value="9.00251220241922E+088">
            <text:p>90025122024192200000000000000000000000000000000000000000000000000000000000000000000000000</text:p>
          </table:table-cell>
          <table:table-cell table:style-name="ce7" table:formula="of:=LOG([.H69];2)" office:value-type="float" office:value="295.5">
            <text:p>295,5</text:p>
          </table:table-cell>
          <table:table-cell table:style-name="ce7" table:formula="of:=2^([.B69]/[.I69])" office:value-type="float" office:value="1.01894258266219">
            <text:p>1,0189425827</text:p>
          </table:table-cell>
          <table:table-cell table:style-name="ce7" table:formula="of:=([.B69]/[.I69])" office:value-type="float" office:value="0.027072758037225">
            <text:p>0,027072758</text:p>
          </table:table-cell>
          <table:table-cell table:style-name="ce7" table:formula="of:=LOG(LOG( [.G69]/(2*[.C69]); 2) ;2) - LOG(LOG( [.B69] * [.E69];2) ; 2)" office:value-type="float" office:value="5.89481776330794">
            <text:p>5,894817763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0]" office:value-type="float" office:value="8">
            <text:p>8</text:p>
          </table:table-cell>
          <table:table-cell table:style-name="ce7" table:formula="of:=SQRT([.B7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350">
            <text:p>350</text:p>
          </table:table-cell>
          <table:table-cell table:formula="of:=2^[.F70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G70]/(2*[.E70]*[.C70])" office:value-type="float" office:value="1.01359276500534E+104">
            <text:p>101359276500534000000000000000000000000000000000000000000000000000000000000000000000000000000000000000000</text:p>
          </table:table-cell>
          <table:table-cell table:style-name="ce7" table:formula="of:=LOG([.H70];2)" office:value-type="float" office:value="345.5">
            <text:p>345,5</text:p>
          </table:table-cell>
          <table:table-cell table:style-name="ce7" table:formula="of:=2^([.B70]/[.I70])" office:value-type="float" office:value="1.01617920618173">
            <text:p>1,0161792062</text:p>
          </table:table-cell>
          <table:table-cell table:style-name="ce7" table:formula="of:=([.B70]/[.I70])" office:value-type="float" office:value="0.0231548480463097">
            <text:p>0,023154848</text:p>
          </table:table-cell>
          <table:table-cell table:style-name="ce7" table:formula="of:=LOG(LOG( [.G70]/(2*[.C70]); 2) ;2) - LOG(LOG( [.B70] * [.E70];2) ; 2)" office:value-type="float" office:value="6.11894107272351">
            <text:p>6,118941072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1]" office:value-type="float" office:value="8">
            <text:p>8</text:p>
          </table:table-cell>
          <table:table-cell table:style-name="ce7" table:formula="of:=SQRT([.B7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2^[.F71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7" table:formula="of:=[.G71]/(2*[.E71]*[.C71])" office:value-type="float" office:value="1.14120399969587E+119">
            <text:p>114120399969587000000000000000000000000000000000000000000000000000000000000000000000000000000000000000000000000000000000</text:p>
          </table:table-cell>
          <table:table-cell table:style-name="ce7" table:formula="of:=LOG([.H71];2)" office:value-type="float" office:value="395.5">
            <text:p>395,5</text:p>
          </table:table-cell>
          <table:table-cell table:style-name="ce7" table:formula="of:=2^([.B71]/[.I71])" office:value-type="float" office:value="1.01411942687674">
            <text:p>1,0141194269</text:p>
          </table:table-cell>
          <table:table-cell table:style-name="ce7" table:formula="of:=([.B71]/[.I71])" office:value-type="float" office:value="0.0202275600505689">
            <text:p>0,0202275601</text:p>
          </table:table-cell>
          <table:table-cell table:style-name="ce7" table:formula="of:=LOG(LOG( [.G71]/(2*[.C71]); 2) ;2) - LOG(LOG( [.B71] * [.E71];2) ; 2)" office:value-type="float" office:value="6.31288295528436">
            <text:p>6,312882955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2]" office:value-type="float" office:value="8">
            <text:p>8</text:p>
          </table:table-cell>
          <table:table-cell table:style-name="ce7" table:formula="of:=SQRT([.B7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450">
            <text:p>450</text:p>
          </table:table-cell>
          <table:table-cell table:formula="of:=2^[.F72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7" table:formula="of:=[.G72]/(2*[.E72]*[.C72])" office:value-type="float" office:value="1.28488147694601E+134">
            <text:p>128488147694601000000000000000000000000000000000000000000000000000000000000000000000000000000000000000000000000000000000000000000000000</text:p>
          </table:table-cell>
          <table:table-cell table:style-name="ce7" table:formula="of:=LOG([.H72];2)" office:value-type="float" office:value="445.5">
            <text:p>445,5</text:p>
          </table:table-cell>
          <table:table-cell table:style-name="ce7" table:formula="of:=2^([.B72]/[.I72])" office:value-type="float" office:value="1.0125248748172">
            <text:p>1,0125248748</text:p>
          </table:table-cell>
          <table:table-cell table:style-name="ce7" table:formula="of:=([.B72]/[.I72])" office:value-type="float" office:value="0.0179573512906846">
            <text:p>0,0179573513</text:p>
          </table:table-cell>
          <table:table-cell table:style-name="ce7" table:formula="of:=LOG(LOG( [.G72]/(2*[.C72]); 2) ;2) - LOG(LOG( [.B72] * [.E72];2) ; 2)" office:value-type="float" office:value="6.48381577726426">
            <text:p>6,483815777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3]" office:value-type="float" office:value="8">
            <text:p>8</text:p>
          </table:table-cell>
          <table:table-cell table:style-name="ce7" table:formula="of:=SQRT([.B7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150">
            <text:p>150</text:p>
          </table:table-cell>
          <table:table-cell table:formula="of:=2^[.F73]" office:value-type="float" office:value="1.42724769270596E+045">
            <text:p>1427247692705960000000000000000000000000000000</text:p>
          </table:table-cell>
          <table:table-cell table:style-name="ce7" table:formula="of:=[.G73]/(2*[.E73]*[.C73])" office:value-type="float" office:value="6.30760326215774E+043">
            <text:p>63076032621577400000000000000000000000000000</text:p>
          </table:table-cell>
          <table:table-cell table:style-name="ce7" table:formula="of:=LOG([.H73];2)" office:value-type="float" office:value="145.5">
            <text:p>145,5</text:p>
          </table:table-cell>
          <table:table-cell table:style-name="ce7" table:formula="of:=2^([.B73]/[.I73])" office:value-type="float" office:value="1.03884673082394">
            <text:p>1,0388467308</text:p>
          </table:table-cell>
          <table:table-cell table:style-name="ce7" table:formula="of:=([.B73]/[.I73])" office:value-type="float" office:value="0.0549828178694158">
            <text:p>0,0549828179</text:p>
          </table:table-cell>
          <table:table-cell table:style-name="ce7" table:formula="of:=LOG(LOG( [.G73]/(2*[.C73]); 2) ;2) - LOG(LOG( [.B73] * [.E73];2) ; 2)" office:value-type="float" office:value="4.88264304936184">
            <text:p>4,8826430494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4]" office:value-type="float" office:value="8">
            <text:p>8</text:p>
          </table:table-cell>
          <table:table-cell table:style-name="ce7" table:formula="of:=SQRT([.B7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2^[.F74]" office:value-type="float" office:value="1.26765060022823E+030">
            <text:p>1267650600228230000000000000000</text:p>
          </table:table-cell>
          <table:table-cell table:style-name="ce7" table:formula="of:=[.G74]/(2*[.E74]*[.C74])" office:value-type="float" office:value="5.60227709747861E+028">
            <text:p>56022770974786100000000000000</text:p>
          </table:table-cell>
          <table:table-cell table:style-name="ce7" table:formula="of:=LOG([.H74];2)" office:value-type="float" office:value="95.5">
            <text:p>95,5</text:p>
          </table:table-cell>
          <table:table-cell table:style-name="ce7" table:formula="of:=2^([.B74]/[.I74])" office:value-type="float" office:value="1.05978354589123">
            <text:p>1,0597835459</text:p>
          </table:table-cell>
          <table:table-cell table:style-name="ce7" table:formula="of:=([.B74]/[.I74])" office:value-type="float" office:value="0.0837696335078534">
            <text:p>0,0837696335</text:p>
          </table:table-cell>
          <table:table-cell table:style-name="ce7" table:formula="of:=LOG(LOG( [.G74]/(2*[.C74]); 2) ;2) - LOG(LOG( [.B74] * [.E74];2) ; 2)" office:value-type="float" office:value="4.28540221886225">
            <text:p>4,2854022189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5]" office:value-type="float" office:value="8">
            <text:p>8</text:p>
          </table:table-cell>
          <table:table-cell table:style-name="ce7" table:formula="of:=SQRT([.B7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2^[.F75]" office:value-type="float" office:value="1.12589990684262E+015">
            <text:p>1125899906842620</text:p>
          </table:table-cell>
          <table:table-cell table:style-name="ce7" table:formula="of:=[.G75]/(2*[.E75]*[.C75])" office:value-type="float" office:value="49758216191607.6">
            <text:p>49758216191607,6</text:p>
          </table:table-cell>
          <table:table-cell table:style-name="ce7" table:formula="of:=LOG([.H75];2)" office:value-type="float" office:value="45.5">
            <text:p>45,5</text:p>
          </table:table-cell>
          <table:table-cell table:style-name="ce7" table:formula="of:=2^([.B75]/[.I75])" office:value-type="float" office:value="1.12960953837133">
            <text:p>1,1296095384</text:p>
          </table:table-cell>
          <table:table-cell table:style-name="ce7" table:formula="of:=([.B75]/[.I75])" office:value-type="float" office:value="0.175824175824176">
            <text:p>0,1758241758</text:p>
          </table:table-cell>
          <table:table-cell table:style-name="ce7" table:formula="of:=LOG(LOG( [.G75]/(2*[.C75]); 2) ;2) - LOG(LOG( [.B75] * [.E75];2) ; 2)" office:value-type="float" office:value="3.24792751344359">
            <text:p>3,2479275134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6]" office:value-type="float" office:value="8">
            <text:p>8</text:p>
          </table:table-cell>
          <table:table-cell table:style-name="ce7" table:formula="of:=SQRT([.B7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6]" office:value-type="float" office:value="1">
            <text:p>1</text:p>
          </table:table-cell>
          <table:table-cell table:style-name="ce7" table:formula="of:=[.G76]/(2*[.E76]*[.C76])" office:value-type="float" office:value="0.0441941738241592">
            <text:p>0,0441941738</text:p>
          </table:table-cell>
          <table:table-cell table:style-name="ce7" table:formula="of:=LOG([.H76];2)" office:value-type="float" office:value="-4.5">
            <text:p>-4,5</text:p>
          </table:table-cell>
          <table:table-cell table:style-name="ce7" table:formula="of:=2^([.B76]/[.I76])" office:value-type="float" office:value="0.291632259894029">
            <text:p>0,2916322599</text:p>
          </table:table-cell>
          <table:table-cell table:style-name="ce7" table:formula="of:=([.B76]/[.I76])" office:value-type="float" office:value="-1.77777777777778">
            <text:p>-1,7777777778</text:p>
          </table:table-cell>
          <table:table-cell table:style-name="ce7" table:formula="of:=LOG(LOG( [.G76]/(2*[.C76]); 2) ;2) - LOG(LOG( [.B76] * [.E7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7]" office:value-type="float" office:value="8">
            <text:p>8</text:p>
          </table:table-cell>
          <table:table-cell table:style-name="ce7" table:formula="of:=SQRT([.B7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2^[.F77]" office:value-type="float" office:value="1.12589990684262E+015">
            <text:p>1125899906842620</text:p>
          </table:table-cell>
          <table:table-cell table:style-name="ce7" table:formula="of:=[.G77]/(2*[.E77]*[.C77])" office:value-type="float" office:value="24879108095803.8">
            <text:p>24879108095803,8</text:p>
          </table:table-cell>
          <table:table-cell table:style-name="ce7" table:formula="of:=LOG([.H77];2)" office:value-type="float" office:value="44.5">
            <text:p>44,5</text:p>
          </table:table-cell>
          <table:table-cell table:style-name="ce7" table:formula="of:=2^([.B77]/[.I77])" office:value-type="float" office:value="1.13270743717959">
            <text:p>1,1327074372</text:p>
          </table:table-cell>
          <table:table-cell table:style-name="ce7" table:formula="of:=([.B77]/[.I77])" office:value-type="float" office:value="0.179775280898876">
            <text:p>0,1797752809</text:p>
          </table:table-cell>
          <table:table-cell table:style-name="ce7" table:formula="of:=LOG(LOG( [.G77]/(2*[.C77]); 2) ;2) - LOG(LOG( [.B77] * [.E77];2) ; 2)" office:value-type="float" office:value="2.98489310760979">
            <text:p>2,9848931076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8]" office:value-type="float" office:value="8">
            <text:p>8</text:p>
          </table:table-cell>
          <table:table-cell table:style-name="ce7" table:formula="of:=SQRT([.B7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2^[.F78]" office:value-type="float" office:value="1.26765060022823E+030">
            <text:p>1267650600228230000000000000000</text:p>
          </table:table-cell>
          <table:table-cell table:style-name="ce7" table:formula="of:=[.G78]/(2*[.E78]*[.C78])" office:value-type="float" office:value="2.80113854873931E+028">
            <text:p>28011385487393100000000000000</text:p>
          </table:table-cell>
          <table:table-cell table:style-name="ce7" table:formula="of:=LOG([.H78];2)" office:value-type="float" office:value="94.5">
            <text:p>94,5</text:p>
          </table:table-cell>
          <table:table-cell table:style-name="ce7" table:formula="of:=2^([.B78]/[.I78])" office:value-type="float" office:value="1.06043492056907">
            <text:p>1,0604349206</text:p>
          </table:table-cell>
          <table:table-cell table:style-name="ce7" table:formula="of:=([.B78]/[.I78])" office:value-type="float" office:value="0.0846560846560846">
            <text:p>0,0846560847</text:p>
          </table:table-cell>
          <table:table-cell table:style-name="ce7" table:formula="of:=LOG(LOG( [.G78]/(2*[.C78]); 2) ;2) - LOG(LOG( [.B78] * [.E78];2) ; 2)" office:value-type="float" office:value="4.02236781302845">
            <text:p>4,02236781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9]" office:value-type="float" office:value="8">
            <text:p>8</text:p>
          </table:table-cell>
          <table:table-cell table:style-name="ce7" table:formula="of:=SQRT([.B7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150">
            <text:p>150</text:p>
          </table:table-cell>
          <table:table-cell table:formula="of:=2^[.F79]" office:value-type="float" office:value="1.42724769270596E+045">
            <text:p>1427247692705960000000000000000000000000000000</text:p>
          </table:table-cell>
          <table:table-cell table:style-name="ce7" table:formula="of:=[.G79]/(2*[.E79]*[.C79])" office:value-type="float" office:value="3.15380163107887E+043">
            <text:p>31538016310788700000000000000000000000000000</text:p>
          </table:table-cell>
          <table:table-cell table:style-name="ce7" table:formula="of:=LOG([.H79];2)" office:value-type="float" office:value="144.5">
            <text:p>144,5</text:p>
          </table:table-cell>
          <table:table-cell table:style-name="ce7" table:formula="of:=2^([.B79]/[.I79])" office:value-type="float" office:value="1.03912075782502">
            <text:p>1,0391207578</text:p>
          </table:table-cell>
          <table:table-cell table:style-name="ce7" table:formula="of:=([.B79]/[.I79])" office:value-type="float" office:value="0.055363321799308">
            <text:p>0,0553633218</text:p>
          </table:table-cell>
          <table:table-cell table:style-name="ce7" table:formula="of:=LOG(LOG( [.G79]/(2*[.C79]); 2) ;2) - LOG(LOG( [.B79] * [.E79];2) ; 2)" office:value-type="float" office:value="4.61960864352805">
            <text:p>4,619608643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0]" office:value-type="float" office:value="8">
            <text:p>8</text:p>
          </table:table-cell>
          <table:table-cell table:style-name="ce7" table:formula="of:=SQRT([.B8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f:=2^[.F80]" office:value-type="float" office:value="1.60693804425899E+060">
            <text:p>1606938044258990000000000000000000000000000000000000000000000</text:p>
          </table:table-cell>
          <table:table-cell table:style-name="ce7" table:formula="of:=[.G80]/(2*[.E80]*[.C80])" office:value-type="float" office:value="3.55086496263181E+058">
            <text:p>35508649626318100000000000000000000000000000000000000000000</text:p>
          </table:table-cell>
          <table:table-cell table:style-name="ce7" table:formula="of:=LOG([.H80];2)" office:value-type="float" office:value="194.5">
            <text:p>194,5</text:p>
          </table:table-cell>
          <table:table-cell table:style-name="ce7" table:formula="of:=2^([.B80]/[.I80])" office:value-type="float" office:value="1.028920207116">
            <text:p>1,0289202071</text:p>
          </table:table-cell>
          <table:table-cell table:style-name="ce7" table:formula="of:=([.B80]/[.I80])" office:value-type="float" office:value="0.0411311053984576">
            <text:p>0,0411311054</text:p>
          </table:table-cell>
          <table:table-cell table:style-name="ce7" table:formula="of:=LOG(LOG( [.G80]/(2*[.C80]); 2) ;2) - LOG(LOG( [.B80] * [.E80];2) ; 2)" office:value-type="float" office:value="5.04074634234331">
            <text:p>5,040746342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1]" office:value-type="float" office:value="8">
            <text:p>8</text:p>
          </table:table-cell>
          <table:table-cell table:style-name="ce7" table:formula="of:=SQRT([.B8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250">
            <text:p>250</text:p>
          </table:table-cell>
          <table:table-cell table:formula="of:=2^[.F81]" office:value-type="float" office:value="1.80925139433307E+075">
            <text:p>1809251394333070000000000000000000000000000000000000000000000000000000000000</text:p>
          </table:table-cell>
          <table:table-cell table:style-name="ce7" table:formula="of:=[.G81]/(2*[.E81]*[.C81])" office:value-type="float" office:value="3.9979185306379E+073">
            <text:p>39979185306379000000000000000000000000000000000000000000000000000000000000</text:p>
          </table:table-cell>
          <table:table-cell table:style-name="ce7" table:formula="of:=LOG([.H81];2)" office:value-type="float" office:value="244.5">
            <text:p>244,5</text:p>
          </table:table-cell>
          <table:table-cell table:style-name="ce7" table:formula="of:=2^([.B81]/[.I81])" office:value-type="float" office:value="1.02293880124448">
            <text:p>1,0229388012</text:p>
          </table:table-cell>
          <table:table-cell table:style-name="ce7" table:formula="of:=([.B81]/[.I81])" office:value-type="float" office:value="0.032719836400818">
            <text:p>0,0327198364</text:p>
          </table:table-cell>
          <table:table-cell table:style-name="ce7" table:formula="of:=LOG(LOG( [.G81]/(2*[.C81]); 2) ;2) - LOG(LOG( [.B81] * [.E81];2) ; 2)" office:value-type="float" office:value="5.36632221424582">
            <text:p>5,366322214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2]" office:value-type="float" office:value="8">
            <text:p>8</text:p>
          </table:table-cell>
          <table:table-cell table:style-name="ce7" table:formula="of:=SQRT([.B8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300">
            <text:p>300</text:p>
          </table:table-cell>
          <table:table-cell table:formula="of:=2^[.F82]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G82]/(2*[.E82]*[.C82])" office:value-type="float" office:value="4.50125610120961E+088">
            <text:p>45012561012096100000000000000000000000000000000000000000000000000000000000000000000000000</text:p>
          </table:table-cell>
          <table:table-cell table:style-name="ce7" table:formula="of:=LOG([.H82];2)" office:value-type="float" office:value="294.5">
            <text:p>294,5</text:p>
          </table:table-cell>
          <table:table-cell table:style-name="ce7" table:formula="of:=2^([.B82]/[.I82])" office:value-type="float" office:value="1.01900751128819">
            <text:p>1,0190075113</text:p>
          </table:table-cell>
          <table:table-cell table:style-name="ce7" table:formula="of:=([.B82]/[.I82])" office:value-type="float" office:value="0.0271646859083192">
            <text:p>0,0271646859</text:p>
          </table:table-cell>
          <table:table-cell table:style-name="ce7" table:formula="of:=LOG(LOG( [.G82]/(2*[.C82]); 2) ;2) - LOG(LOG( [.B82] * [.E82];2) ; 2)" office:value-type="float" office:value="5.63178335747415">
            <text:p>5,631783357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3]" office:value-type="float" office:value="8">
            <text:p>8</text:p>
          </table:table-cell>
          <table:table-cell table:style-name="ce7" table:formula="of:=SQRT([.B8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350">
            <text:p>350</text:p>
          </table:table-cell>
          <table:table-cell table:formula="of:=2^[.F83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G83]/(2*[.E83]*[.C83])" office:value-type="float" office:value="5.06796382502669E+103">
            <text:p>50679638250266900000000000000000000000000000000000000000000000000000000000000000000000000000000000000000</text:p>
          </table:table-cell>
          <table:table-cell table:style-name="ce7" table:formula="of:=LOG([.H83];2)" office:value-type="float" office:value="344.5">
            <text:p>344,5</text:p>
          </table:table-cell>
          <table:table-cell table:style-name="ce7" table:formula="of:=2^([.B83]/[.I83])" office:value-type="float" office:value="1.0162265494887">
            <text:p>1,0162265495</text:p>
          </table:table-cell>
          <table:table-cell table:style-name="ce7" table:formula="of:=([.B83]/[.I83])" office:value-type="float" office:value="0.02322206095791">
            <text:p>0,023222061</text:p>
          </table:table-cell>
          <table:table-cell table:style-name="ce7" table:formula="of:=LOG(LOG( [.G83]/(2*[.C83]); 2) ;2) - LOG(LOG( [.B83] * [.E83];2) ; 2)" office:value-type="float" office:value="5.85590666688971">
            <text:p>5,8559066669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4]" office:value-type="float" office:value="8">
            <text:p>8</text:p>
          </table:table-cell>
          <table:table-cell table:style-name="ce7" table:formula="of:=SQRT([.B8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2^[.F84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7" table:formula="of:=[.G84]/(2*[.E84]*[.C84])" office:value-type="float" office:value="5.70601999847934E+118">
            <text:p>57060199984793400000000000000000000000000000000000000000000000000000000000000000000000000000000000000000000000000000000</text:p>
          </table:table-cell>
          <table:table-cell table:style-name="ce7" table:formula="of:=LOG([.H84];2)" office:value-type="float" office:value="394.5">
            <text:p>394,5</text:p>
          </table:table-cell>
          <table:table-cell table:style-name="ce7" table:formula="of:=2^([.B84]/[.I84])" office:value-type="float" office:value="1.01415546969753">
            <text:p>1,0141554697</text:p>
          </table:table-cell>
          <table:table-cell table:style-name="ce7" table:formula="of:=([.B84]/[.I84])" office:value-type="float" office:value="0.0202788339670469">
            <text:p>0,020278834</text:p>
          </table:table-cell>
          <table:table-cell table:style-name="ce7" table:formula="of:=LOG(LOG( [.G84]/(2*[.C84]); 2) ;2) - LOG(LOG( [.B84] * [.E84];2) ; 2)" office:value-type="float" office:value="6.04984854945056">
            <text:p>6,049848549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5]" office:value-type="float" office:value="8">
            <text:p>8</text:p>
          </table:table-cell>
          <table:table-cell table:style-name="ce7" table:formula="of:=SQRT([.B8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450">
            <text:p>450</text:p>
          </table:table-cell>
          <table:table-cell table:formula="of:=2^[.F85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7" table:formula="of:=[.G85]/(2*[.E85]*[.C85])" office:value-type="float" office:value="6.42440738473004E+133">
            <text:p>64244073847300400000000000000000000000000000000000000000000000000000000000000000000000000000000000000000000000000000000000000000000000</text:p>
          </table:table-cell>
          <table:table-cell table:style-name="ce7" table:formula="of:=LOG([.H85];2)" office:value-type="float" office:value="444.5">
            <text:p>444,5</text:p>
          </table:table-cell>
          <table:table-cell table:style-name="ce7" table:formula="of:=2^([.B85]/[.I85])" office:value-type="float" office:value="1.0125532283877">
            <text:p>1,0125532284</text:p>
          </table:table-cell>
          <table:table-cell table:style-name="ce7" table:formula="of:=([.B85]/[.I85])" office:value-type="float" office:value="0.0179977502812149">
            <text:p>0,0179977503</text:p>
          </table:table-cell>
          <table:table-cell table:style-name="ce7" table:formula="of:=LOG(LOG( [.G85]/(2*[.C85]); 2) ;2) - LOG(LOG( [.B85] * [.E85];2) ; 2)" office:value-type="float" office:value="6.22078137143046">
            <text:p>6,2207813714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6]" office:value-type="float" office:value="8">
            <text:p>8</text:p>
          </table:table-cell>
          <table:table-cell table:style-name="ce7" table:formula="of:=SQRT([.B8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6]" office:value-type="float" office:value="1">
            <text:p>1</text:p>
          </table:table-cell>
          <table:table-cell table:style-name="ce7" table:formula="of:=[.G86]/(2*[.E86]*[.C86])" office:value-type="float" office:value="0.0220970869120796">
            <text:p>0,0220970869</text:p>
          </table:table-cell>
          <table:table-cell table:style-name="ce7" table:formula="of:=LOG([.H86];2)" office:value-type="float" office:value="-5.5">
            <text:p>-5,5</text:p>
          </table:table-cell>
          <table:table-cell table:style-name="ce7" table:formula="of:=2^([.B86]/[.I86])" office:value-type="float" office:value="0.364870026420362">
            <text:p>0,3648700264</text:p>
          </table:table-cell>
          <table:table-cell table:style-name="ce7" table:formula="of:=([.B86]/[.I86])" office:value-type="float" office:value="-1.45454545454545">
            <text:p>-1,4545454545</text:p>
          </table:table-cell>
          <table:table-cell table:style-name="ce7" table:formula="of:=LOG(LOG( [.G86]/(2*[.C86]); 2) ;2) - LOG(LOG( [.B86] * [.E8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7]" office:value-type="float" office:value="8">
            <text:p>8</text:p>
          </table:table-cell>
          <table:table-cell table:style-name="ce7" table:formula="of:=SQRT([.B8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2^[.F87]" office:value-type="float" office:value="1.12589990684262E+015">
            <text:p>1125899906842620</text:p>
          </table:table-cell>
          <table:table-cell table:style-name="ce7" table:formula="of:=[.G87]/(2*[.E87]*[.C87])" office:value-type="float" office:value="12439554047901.9">
            <text:p>12439554047901,9</text:p>
          </table:table-cell>
          <table:table-cell table:style-name="ce7" table:formula="of:=LOG([.H87];2)" office:value-type="float" office:value="43.5">
            <text:p>43,5</text:p>
          </table:table-cell>
          <table:table-cell table:style-name="ce7" table:formula="of:=2^([.B87]/[.I87])" office:value-type="float" office:value="1.13595685923379">
            <text:p>1,1359568592</text:p>
          </table:table-cell>
          <table:table-cell table:style-name="ce7" table:formula="of:=([.B87]/[.I87])" office:value-type="float" office:value="0.183908045977011">
            <text:p>0,183908046</text:p>
          </table:table-cell>
          <table:table-cell table:style-name="ce7" table:formula="of:=LOG(LOG( [.G87]/(2*[.C87]); 2) ;2) - LOG(LOG( [.B87] * [.E87];2) ; 2)" office:value-type="float" office:value="2.76250068627334">
            <text:p>2,762500686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8]" office:value-type="float" office:value="8">
            <text:p>8</text:p>
          </table:table-cell>
          <table:table-cell table:style-name="ce7" table:formula="of:=SQRT([.B8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2^[.F88]" office:value-type="float" office:value="1.26765060022823E+030">
            <text:p>1267650600228230000000000000000</text:p>
          </table:table-cell>
          <table:table-cell table:style-name="ce7" table:formula="of:=[.G88]/(2*[.E88]*[.C88])" office:value-type="float" office:value="1.40056927436965E+028">
            <text:p>14005692743696500000000000000</text:p>
          </table:table-cell>
          <table:table-cell table:style-name="ce7" table:formula="of:=LOG([.H88];2)" office:value-type="float" office:value="93.5">
            <text:p>93,5</text:p>
          </table:table-cell>
          <table:table-cell table:style-name="ce7" table:formula="of:=2^([.B88]/[.I88])" office:value-type="float" office:value="1.06110064168847">
            <text:p>1,0611006417</text:p>
          </table:table-cell>
          <table:table-cell table:style-name="ce7" table:formula="of:=([.B88]/[.I88])" office:value-type="float" office:value="0.0855614973262032">
            <text:p>0,0855614973</text:p>
          </table:table-cell>
          <table:table-cell table:style-name="ce7" table:formula="of:=LOG(LOG( [.G88]/(2*[.C88]); 2) ;2) - LOG(LOG( [.B88] * [.E88];2) ; 2)" office:value-type="float" office:value="3.79997539169201">
            <text:p>3,799975391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9]" office:value-type="float" office:value="8">
            <text:p>8</text:p>
          </table:table-cell>
          <table:table-cell table:style-name="ce7" table:formula="of:=SQRT([.B8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150">
            <text:p>150</text:p>
          </table:table-cell>
          <table:table-cell table:formula="of:=2^[.F89]" office:value-type="float" office:value="1.42724769270596E+045">
            <text:p>1427247692705960000000000000000000000000000000</text:p>
          </table:table-cell>
          <table:table-cell table:style-name="ce7" table:formula="of:=[.G89]/(2*[.E89]*[.C89])" office:value-type="float" office:value="1.57690081553943E+043">
            <text:p>15769008155394300000000000000000000000000000</text:p>
          </table:table-cell>
          <table:table-cell table:style-name="ce7" table:formula="of:=LOG([.H89];2)" office:value-type="float" office:value="143.5">
            <text:p>143,5</text:p>
          </table:table-cell>
          <table:table-cell table:style-name="ce7" table:formula="of:=2^([.B89]/[.I89])" office:value-type="float" office:value="1.03939867781884">
            <text:p>1,0393986778</text:p>
          </table:table-cell>
          <table:table-cell table:style-name="ce7" table:formula="of:=([.B89]/[.I89])" office:value-type="float" office:value="0.0557491289198606">
            <text:p>0,0557491289</text:p>
          </table:table-cell>
          <table:table-cell table:style-name="ce7" table:formula="of:=LOG(LOG( [.G89]/(2*[.C89]); 2) ;2) - LOG(LOG( [.B89] * [.E89];2) ; 2)" office:value-type="float" office:value="4.3972162221916">
            <text:p>4,397216222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0]" office:value-type="float" office:value="8">
            <text:p>8</text:p>
          </table:table-cell>
          <table:table-cell table:style-name="ce7" table:formula="of:=SQRT([.B9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200">
            <text:p>200</text:p>
          </table:table-cell>
          <table:table-cell table:formula="of:=2^[.F90]" office:value-type="float" office:value="1.60693804425899E+060">
            <text:p>1606938044258990000000000000000000000000000000000000000000000</text:p>
          </table:table-cell>
          <table:table-cell table:style-name="ce7" table:formula="of:=[.G90]/(2*[.E90]*[.C90])" office:value-type="float" office:value="1.77543248131591E+058">
            <text:p>17754324813159100000000000000000000000000000000000000000000</text:p>
          </table:table-cell>
          <table:table-cell table:style-name="ce7" table:formula="of:=LOG([.H90];2)" office:value-type="float" office:value="193.5">
            <text:p>193,5</text:p>
          </table:table-cell>
          <table:table-cell table:style-name="ce7" table:formula="of:=2^([.B90]/[.I90])" office:value-type="float" office:value="1.02907181736602">
            <text:p>1,0290718174</text:p>
          </table:table-cell>
          <table:table-cell table:style-name="ce7" table:formula="of:=([.B90]/[.I90])" office:value-type="float" office:value="0.041343669250646">
            <text:p>0,0413436693</text:p>
          </table:table-cell>
          <table:table-cell table:style-name="ce7" table:formula="of:=LOG(LOG( [.G90]/(2*[.C90]); 2) ;2) - LOG(LOG( [.B90] * [.E90];2) ; 2)" office:value-type="float" office:value="4.81835392100686">
            <text:p>4,81835392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1]" office:value-type="float" office:value="8">
            <text:p>8</text:p>
          </table:table-cell>
          <table:table-cell table:style-name="ce7" table:formula="of:=SQRT([.B9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2^[.F91]" office:value-type="float" office:value="1.80925139433307E+075">
            <text:p>1809251394333070000000000000000000000000000000000000000000000000000000000000</text:p>
          </table:table-cell>
          <table:table-cell table:style-name="ce7" table:formula="of:=[.G91]/(2*[.E91]*[.C91])" office:value-type="float" office:value="1.99895926531895E+073">
            <text:p>19989592653189500000000000000000000000000000000000000000000000000000000000</text:p>
          </table:table-cell>
          <table:table-cell table:style-name="ce7" table:formula="of:=LOG([.H91];2)" office:value-type="float" office:value="243.5">
            <text:p>243,5</text:p>
          </table:table-cell>
          <table:table-cell table:style-name="ce7" table:formula="of:=2^([.B91]/[.I91])" office:value-type="float" office:value="1.02303408250556">
            <text:p>1,0230340825</text:p>
          </table:table-cell>
          <table:table-cell table:style-name="ce7" table:formula="of:=([.B91]/[.I91])" office:value-type="float" office:value="0.0328542094455852">
            <text:p>0,0328542094</text:p>
          </table:table-cell>
          <table:table-cell table:style-name="ce7" table:formula="of:=LOG(LOG( [.G91]/(2*[.C91]); 2) ;2) - LOG(LOG( [.B91] * [.E91];2) ; 2)" office:value-type="float" office:value="5.14392979290937">
            <text:p>5,1439297929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2]" office:value-type="float" office:value="8">
            <text:p>8</text:p>
          </table:table-cell>
          <table:table-cell table:style-name="ce7" table:formula="of:=SQRT([.B9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 office:value-type="float" office:value="300">
            <text:p>300</text:p>
          </table:table-cell>
          <table:table-cell table:formula="of:=2^[.F92]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G92]/(2*[.E92]*[.C92])" office:value-type="float" office:value="2.77000375459053E+088">
            <text:p>27700037545905300000000000000000000000000000000000000000000000000000000000000000000000000</text:p>
          </table:table-cell>
          <table:table-cell table:style-name="ce7" table:formula="of:=LOG([.H92];2)" office:value-type="float" office:value="293.799560281859">
            <text:p>293,7995602819</text:p>
          </table:table-cell>
          <table:table-cell table:style-name="ce7" table:formula="of:=2^([.B92]/[.I92])" office:value-type="float" office:value="1.01905325557964">
            <text:p>1,0190532556</text:p>
          </table:table-cell>
          <table:table-cell table:style-name="ce7" table:formula="of:=([.B92]/[.I92])" office:value-type="float" office:value="0.0272294485135551">
            <text:p>0,0272294485</text:p>
          </table:table-cell>
          <table:table-cell table:style-name="ce7" table:formula="of:=LOG(LOG( [.G92]/(2*[.C92]); 2) ;2) - LOG(LOG( [.B92] * [.E92];2) ; 2)" office:value-type="float" office:value="5.47249008227185">
            <text:p>5,472490082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3]" office:value-type="float" office:value="8">
            <text:p>8</text:p>
          </table:table-cell>
          <table:table-cell table:style-name="ce7" table:formula="of:=SQRT([.B9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6">
            <text:p>6</text:p>
          </table:table-cell>
          <table:table-cell office:value-type="float" office:value="350">
            <text:p>350</text:p>
          </table:table-cell>
          <table:table-cell table:formula="of:=2^[.F93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G93]/(2*[.E93]*[.C93])" office:value-type="float" office:value="6.75728510003559E+103">
            <text:p>67572851000355900000000000000000000000000000000000000000000000000000000000000000000000000000000000000000</text:p>
          </table:table-cell>
          <table:table-cell table:style-name="ce7" table:formula="of:=LOG([.H93];2)" office:value-type="float" office:value="344.915037499279">
            <text:p>344,9150374993</text:p>
          </table:table-cell>
          <table:table-cell table:style-name="ce7" table:formula="of:=2^([.B93]/[.I93])" office:value-type="float" office:value="1.01620686664873">
            <text:p>1,0162068666</text:p>
          </table:table-cell>
          <table:table-cell table:style-name="ce7" table:formula="of:=([.B93]/[.I93])" office:value-type="float" office:value="0.0231941177688338">
            <text:p>0,0231941178</text:p>
          </table:table-cell>
          <table:table-cell table:style-name="ce7" table:formula="of:=LOG(LOG( [.G93]/(2*[.C93]); 2) ;2) - LOG(LOG( [.B93] * [.E93];2) ; 2)" office:value-type="float" office:value="5.95932157359973">
            <text:p>5,9593215736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4]" office:value-type="float" office:value="8">
            <text:p>8</text:p>
          </table:table-cell>
          <table:table-cell table:style-name="ce7" table:formula="of:=SQRT([.B9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2^[.F94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7" table:formula="of:=[.G94]/(2*[.E94]*[.C94])" office:value-type="float" office:value="5.70601999847934E+118">
            <text:p>57060199984793400000000000000000000000000000000000000000000000000000000000000000000000000000000000000000000000000000000</text:p>
          </table:table-cell>
          <table:table-cell table:style-name="ce7" table:formula="of:=LOG([.H94];2)" office:value-type="float" office:value="394.5">
            <text:p>394,5</text:p>
          </table:table-cell>
          <table:table-cell table:style-name="ce7" table:formula="of:=2^([.B94]/[.I94])" office:value-type="float" office:value="1.01415546969753">
            <text:p>1,0141554697</text:p>
          </table:table-cell>
          <table:table-cell table:style-name="ce7" table:formula="of:=([.B94]/[.I94])" office:value-type="float" office:value="0.0202788339670469">
            <text:p>0,020278834</text:p>
          </table:table-cell>
          <table:table-cell table:style-name="ce7" table:formula="of:=LOG(LOG( [.G94]/(2*[.C94]); 2) ;2) - LOG(LOG( [.B94] * [.E94];2) ; 2)" office:value-type="float" office:value="6.04984854945056">
            <text:p>6,049848549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5]" office:value-type="float" office:value="8">
            <text:p>8</text:p>
          </table:table-cell>
          <table:table-cell table:style-name="ce7" table:formula="of:=SQRT([.B9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 office:value-type="float" office:value="450">
            <text:p>450</text:p>
          </table:table-cell>
          <table:table-cell table:formula="of:=2^[.F95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7" table:formula="of:=[.G95]/(2*[.E95]*[.C95])" office:value-type="float" office:value="4.28293825648669E+133">
            <text:p>42829382564866900000000000000000000000000000000000000000000000000000000000000000000000000000000000000000000000000000000000000000000000</text:p>
          </table:table-cell>
          <table:table-cell table:style-name="ce7" table:formula="of:=LOG([.H95];2)" office:value-type="float" office:value="443.915037499279">
            <text:p>443,9150374993</text:p>
          </table:table-cell>
          <table:table-cell table:style-name="ce7" table:formula="of:=2^([.B95]/[.I95])" office:value-type="float" office:value="1.01256987375123">
            <text:p>1,0125698738</text:p>
          </table:table-cell>
          <table:table-cell table:style-name="ce7" table:formula="of:=([.B95]/[.I95])" office:value-type="float" office:value="0.0180214665514975">
            <text:p>0,0180214666</text:p>
          </table:table-cell>
          <table:table-cell table:style-name="ce7" table:formula="of:=LOG(LOG( [.G95]/(2*[.C95]); 2) ;2) - LOG(LOG( [.B95] * [.E95];2) ; 2)" office:value-type="float" office:value="6.08656864733842">
            <text:p>6,086568647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6]" office:value-type="float" office:value="8">
            <text:p>8</text:p>
          </table:table-cell>
          <table:table-cell table:style-name="ce7" table:formula="of:=SQRT([.B9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6]" office:value-type="float" office:value="1">
            <text:p>1</text:p>
          </table:table-cell>
          <table:table-cell table:style-name="ce7" table:formula="of:=[.G96]/(2*[.E96]*[.C96])" office:value-type="float" office:value="0.0147313912747197">
            <text:p>0,0147313913</text:p>
          </table:table-cell>
          <table:table-cell table:style-name="ce7" table:formula="of:=LOG([.H96];2)" office:value-type="float" office:value="-6.08496250072116">
            <text:p>-6,0849625007</text:p>
          </table:table-cell>
          <table:table-cell table:style-name="ce7" table:formula="of:=2^([.B96]/[.I96])" office:value-type="float" office:value="0.402004511944392">
            <text:p>0,4020045119</text:p>
          </table:table-cell>
          <table:table-cell table:style-name="ce7" table:formula="of:=([.B96]/[.I96])" office:value-type="float" office:value="-1.31471640113672">
            <text:p>-1,3147164011</text:p>
          </table:table-cell>
          <table:table-cell table:style-name="ce7" table:formula="of:=LOG(LOG( [.G96]/(2*[.C96]); 2) ;2) - LOG(LOG( [.B96] * [.E9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7]" office:value-type="float" office:value="8">
            <text:p>8</text:p>
          </table:table-cell>
          <table:table-cell table:style-name="ce7" table:formula="of:=SQRT([.B9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7]" office:value-type="float" office:value="1">
            <text:p>1</text:p>
          </table:table-cell>
          <table:table-cell table:style-name="ce7" table:formula="of:=[.G97]/(2*[.E97]*[.C97])" office:value-type="float" office:value="0.0147313912747197">
            <text:p>0,0147313913</text:p>
          </table:table-cell>
          <table:table-cell table:style-name="ce7" table:formula="of:=LOG([.H97];2)" office:value-type="float" office:value="-6.08496250072116">
            <text:p>-6,0849625007</text:p>
          </table:table-cell>
          <table:table-cell table:style-name="ce7" table:formula="of:=2^([.B97]/[.I97])" office:value-type="float" office:value="0.402004511944392">
            <text:p>0,4020045119</text:p>
          </table:table-cell>
          <table:table-cell table:style-name="ce7" table:formula="of:=([.B97]/[.I97])" office:value-type="float" office:value="-1.31471640113672">
            <text:p>-1,3147164011</text:p>
          </table:table-cell>
          <table:table-cell table:style-name="ce7" table:formula="of:=LOG(LOG( [.G97]/(2*[.C97]); 2) ;2) - LOG(LOG( [.B97] * [.E97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8]" office:value-type="float" office:value="8">
            <text:p>8</text:p>
          </table:table-cell>
          <table:table-cell table:style-name="ce7" table:formula="of:=SQRT([.B9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98]" office:value-type="float" office:value="1">
            <text:p>1</text:p>
          </table:table-cell>
          <table:table-cell table:style-name="ce7" table:formula="of:=[.G98]/(2*[.E98]*[.C98])" office:value-type="float" office:value="0.0220970869120796">
            <text:p>0,0220970869</text:p>
          </table:table-cell>
          <table:table-cell table:style-name="ce7" table:formula="of:=LOG([.H98];2)" office:value-type="float" office:value="-5.5">
            <text:p>-5,5</text:p>
          </table:table-cell>
          <table:table-cell table:style-name="ce7" table:formula="of:=2^([.B98]/[.I98])" office:value-type="float" office:value="0.364870026420362">
            <text:p>0,3648700264</text:p>
          </table:table-cell>
          <table:table-cell table:style-name="ce7" table:formula="of:=([.B98]/[.I98])" office:value-type="float" office:value="-1.45454545454545">
            <text:p>-1,4545454545</text:p>
          </table:table-cell>
          <table:table-cell table:style-name="ce7" table:formula="of:=LOG(LOG( [.G98]/(2*[.C98]); 2) ;2) - LOG(LOG( [.B98] * [.E98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9]" office:value-type="float" office:value="8">
            <text:p>8</text:p>
          </table:table-cell>
          <table:table-cell table:style-name="ce7" table:formula="of:=SQRT([.B9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9]" office:value-type="float" office:value="1">
            <text:p>1</text:p>
          </table:table-cell>
          <table:table-cell table:style-name="ce7" table:formula="of:=[.G99]/(2*[.E99]*[.C99])" office:value-type="float" office:value="0.0147313912747197">
            <text:p>0,0147313913</text:p>
          </table:table-cell>
          <table:table-cell table:style-name="ce7" table:formula="of:=LOG([.H99];2)" office:value-type="float" office:value="-6.08496250072116">
            <text:p>-6,0849625007</text:p>
          </table:table-cell>
          <table:table-cell table:style-name="ce7" table:formula="of:=2^([.B99]/[.I99])" office:value-type="float" office:value="0.402004511944392">
            <text:p>0,4020045119</text:p>
          </table:table-cell>
          <table:table-cell table:style-name="ce7" table:formula="of:=([.B99]/[.I99])" office:value-type="float" office:value="-1.31471640113672">
            <text:p>-1,3147164011</text:p>
          </table:table-cell>
          <table:table-cell table:style-name="ce7" table:formula="of:=LOG(LOG( [.G99]/(2*[.C99]); 2) ;2) - LOG(LOG( [.B99] * [.E99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0]" office:value-type="float" office:value="8">
            <text:p>8</text:p>
          </table:table-cell>
          <table:table-cell table:style-name="ce7" table:formula="of:=SQRT([.B10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/>
          <table:table-cell table:formula="of:=2^[.F100]" office:value-type="float" office:value="1">
            <text:p>1</text:p>
          </table:table-cell>
          <table:table-cell table:style-name="ce7" table:formula="of:=[.G100]/(2*[.E100]*[.C100])" office:value-type="float" office:value="0.0135982073305105">
            <text:p>0,0135982073</text:p>
          </table:table-cell>
          <table:table-cell table:style-name="ce7" table:formula="of:=LOG([.H100];2)" office:value-type="float" office:value="-6.20043971814109">
            <text:p>-6,2004397181</text:p>
          </table:table-cell>
          <table:table-cell table:style-name="ce7" table:formula="of:=2^([.B100]/[.I100])" office:value-type="float" office:value="0.408885533390655">
            <text:p>0,4088855334</text:p>
          </table:table-cell>
          <table:table-cell table:style-name="ce7" table:formula="of:=([.B100]/[.I100])" office:value-type="float" office:value="-1.29023107451457">
            <text:p>-1,2902310745</text:p>
          </table:table-cell>
          <table:table-cell table:style-name="ce7" table:formula="of:=LOG(LOG( [.G100]/(2*[.C100]); 2) ;2) - LOG(LOG( [.B100] * [.E100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1]" office:value-type="float" office:value="8">
            <text:p>8</text:p>
          </table:table-cell>
          <table:table-cell table:style-name="ce7" table:formula="of:=SQRT([.B10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4">
            <text:p>14</text:p>
          </table:table-cell>
          <table:table-cell/>
          <table:table-cell table:formula="of:=2^[.F101]" office:value-type="float" office:value="1">
            <text:p>1</text:p>
          </table:table-cell>
          <table:table-cell table:style-name="ce7" table:formula="of:=[.G101]/(2*[.E101]*[.C101])" office:value-type="float" office:value="0.0126269068069026">
            <text:p>0,0126269068</text:p>
          </table:table-cell>
          <table:table-cell table:style-name="ce7" table:formula="of:=LOG([.H101];2)" office:value-type="float" office:value="-6.3073549220576">
            <text:p>-6,3073549221</text:p>
          </table:table-cell>
          <table:table-cell table:style-name="ce7" table:formula="of:=2^([.B101]/[.I101])" office:value-type="float" office:value="0.415131259086555">
            <text:p>0,4151312591</text:p>
          </table:table-cell>
          <table:table-cell table:style-name="ce7" table:formula="of:=([.B101]/[.I101])" office:value-type="float" office:value="-1.26836052495207">
            <text:p>-1,268360525</text:p>
          </table:table-cell>
          <table:table-cell table:style-name="ce7" table:formula="of:=LOG(LOG( [.G101]/(2*[.C101]); 2) ;2) - LOG(LOG( [.B101] * [.E101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2]" office:value-type="float" office:value="8">
            <text:p>8</text:p>
          </table:table-cell>
          <table:table-cell table:style-name="ce7" table:formula="of:=SQRT([.B10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7">
            <text:p>7</text:p>
          </table:table-cell>
          <table:table-cell/>
          <table:table-cell table:formula="of:=2^[.F102]" office:value-type="float" office:value="1">
            <text:p>1</text:p>
          </table:table-cell>
          <table:table-cell table:style-name="ce7" table:formula="of:=[.G102]/(2*[.E102]*[.C102])" office:value-type="float" office:value="0.0252538136138053">
            <text:p>0,0252538136</text:p>
          </table:table-cell>
          <table:table-cell table:style-name="ce7" table:formula="of:=LOG([.H102];2)" office:value-type="float" office:value="-5.3073549220576">
            <text:p>-5,3073549221</text:p>
          </table:table-cell>
          <table:table-cell table:style-name="ce7" table:formula="of:=2^([.B102]/[.I102])" office:value-type="float" office:value="0.35175865059446">
            <text:p>0,3517586506</text:p>
          </table:table-cell>
          <table:table-cell table:style-name="ce7" table:formula="of:=([.B102]/[.I102])" office:value-type="float" office:value="-1.50734219163517">
            <text:p>-1,5073421916</text:p>
          </table:table-cell>
          <table:table-cell table:style-name="ce7" table:formula="of:=LOG(LOG( [.G102]/(2*[.C102]); 2) ;2) - LOG(LOG( [.B102] * [.E10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103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4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table:formula="of:=2^[.A105]" office:value-type="float" office:value="16">
            <text:p>16</text:p>
          </table:table-cell>
          <table:table-cell table:style-name="ce5" table:formula="of:=SQRT([.B105])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/>
          <table:table-cell table:formula="of:=2^[.F105]" office:value-type="float" office:value="1">
            <text:p>1</text:p>
          </table:table-cell>
          <table:table-cell table:style-name="ce5" table:formula="of:=[.G105]/(2*[.E105]*[.C105])" office:value-type="float" office:value="0.0625">
            <text:p>0,0625</text:p>
          </table:table-cell>
          <table:table-cell table:style-name="ce5" table:formula="of:=LOG([.H105];2)" office:value-type="float" office:value="-4">
            <text:p>-4</text:p>
          </table:table-cell>
          <table:table-cell table:style-name="ce5" table:formula="of:=2^([.B105]/[.I105])" office:value-type="float" office:value="0.0625">
            <text:p>0,0625</text:p>
          </table:table-cell>
          <table:table-cell table:style-name="ce5" table:formula="of:=([.B105]/[.I105])" office:value-type="float" office:value="-4">
            <text:p>-4</text:p>
          </table:table-cell>
          <table:table-cell table:style-name="ce9" table:formula="of:=LOG(LOG( [.G105]/(2*[.C105]); 2) ;2) - LOG(LOG( [.B105] * [.E10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formula="of:=2^[.A106]" office:value-type="float" office:value="32">
            <text:p>32</text:p>
          </table:table-cell>
          <table:table-cell table:formula="of:=SQRT([.B106])" office:value-type="float" office:value="5.65685424949238">
            <text:p>5,6568542495</text:p>
          </table:table-cell>
          <table:table-cell/>
          <table:table-cell office:value-type="float" office:value="4000">
            <text:p>4000</text:p>
          </table:table-cell>
          <table:table-cell/>
          <table:table-cell table:formula="of:=2^[.F106]" office:value-type="float" office:value="1">
            <text:p>1</text:p>
          </table:table-cell>
          <table:table-cell table:formula="of:=[.G106]/(2*[.E106]*[.C106])" office:value-type="float" office:value="0.0000220970869120796">
            <text:p>2,20970869120796E-005</text:p>
          </table:table-cell>
          <table:table-cell table:formula="of:=LOG([.H106];2)" office:value-type="float" office:value="-15.4657842846621">
            <text:p>-15,4657842847</text:p>
          </table:table-cell>
          <table:table-cell table:formula="of:=2^([.B106]/[.I106])" office:value-type="float" office:value="0.238310833170009">
            <text:p>0,2383108332</text:p>
          </table:table-cell>
          <table:table-cell table:formula="of:=([.B106]/[.I106])" office:value-type="float" office:value="-2.06908355961847">
            <text:p>-2,0690835596</text:p>
          </table:table-cell>
          <table:table-cell table:formula="of:=LOG(LOG( [.G106]/(2*[.C106]); 2) ;2) - LOG(LOG( [.B106] * [.E10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107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8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9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10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11]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formula="of:=2^[.A112]" office:value-type="float" office:value="2">
            <text:p>2</text:p>
          </table:table-cell>
          <table:table-cell table:formula="of:=SQRT([.B112])" office:value-type="float" office:value="1.4142135623731">
            <text:p>1,414213562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2]" office:value-type="float" office:value="1">
            <text:p>1</text:p>
          </table:table-cell>
          <table:table-cell table:formula="of:=[.G112]/(2*[.E112]*[.C112])" office:value-type="float" office:value="0.0883883476483184">
            <text:p>0,0883883476</text:p>
          </table:table-cell>
          <table:table-cell table:formula="of:=LOG([.H112];2)" office:value-type="float" office:value="-3.5">
            <text:p>-3,5</text:p>
          </table:table-cell>
          <table:table-cell table:formula="of:=2^([.B112]/[.I112])" office:value-type="float" office:value="0.672950096316178">
            <text:p>0,6729500963</text:p>
          </table:table-cell>
          <table:table-cell table:formula="of:=([.B112]/[.I112])" office:value-type="float" office:value="-0.571428571428571">
            <text:p>-0,5714285714</text:p>
          </table:table-cell>
          <table:table-cell table:formula="of:=LOG(LOG( [.G112]/(2*[.C112]); 2) ;2) - LOG(LOG( [.B112] * [.E11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table:formula="of:=2^[.A113]" office:value-type="float" office:value="4">
            <text:p>4</text:p>
          </table:table-cell>
          <table:table-cell table:formula="of:=SQRT([.B113])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3]" office:value-type="float" office:value="1">
            <text:p>1</text:p>
          </table:table-cell>
          <table:table-cell table:formula="of:=[.G113]/(2*[.E113]*[.C113])" office:value-type="float" office:value="0.0625">
            <text:p>0,0625</text:p>
          </table:table-cell>
          <table:table-cell table:formula="of:=LOG([.H113];2)" office:value-type="float" office:value="-4">
            <text:p>-4</text:p>
          </table:table-cell>
          <table:table-cell table:formula="of:=2^([.B113]/[.I113])" office:value-type="float" office:value="0.5">
            <text:p>0,5</text:p>
          </table:table-cell>
          <table:table-cell table:formula="of:=([.B113]/[.I113])" office:value-type="float" office:value="-1">
            <text:p>-1</text:p>
          </table:table-cell>
          <table:table-cell table:formula="of:=LOG(LOG( [.G113]/(2*[.C113]); 2) ;2) - LOG(LOG( [.B113] * [.E113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table:formula="of:=2^[.A114]" office:value-type="float" office:value="8">
            <text:p>8</text:p>
          </table:table-cell>
          <table:table-cell table:formula="of:=SQRT([.B114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4]" office:value-type="float" office:value="1">
            <text:p>1</text:p>
          </table:table-cell>
          <table:table-cell table:formula="of:=[.G114]/(2*[.E114]*[.C114])" office:value-type="float" office:value="0.0441941738241592">
            <text:p>0,0441941738</text:p>
          </table:table-cell>
          <table:table-cell table:formula="of:=LOG([.H114];2)" office:value-type="float" office:value="-4.5">
            <text:p>-4,5</text:p>
          </table:table-cell>
          <table:table-cell table:formula="of:=2^([.B114]/[.I114])" office:value-type="float" office:value="0.291632259894029">
            <text:p>0,2916322599</text:p>
          </table:table-cell>
          <table:table-cell table:formula="of:=([.B114]/[.I114])" office:value-type="float" office:value="-1.77777777777778">
            <text:p>-1,7777777778</text:p>
          </table:table-cell>
          <table:table-cell table:formula="of:=LOG(LOG( [.G114]/(2*[.C114]); 2) ;2) - LOG(LOG( [.B114] * [.E114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formula="of:=2^[.A115]" office:value-type="float" office:value="16">
            <text:p>16</text:p>
          </table:table-cell>
          <table:table-cell table:formula="of:=SQRT([.B115]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5]" office:value-type="float" office:value="1">
            <text:p>1</text:p>
          </table:table-cell>
          <table:table-cell table:formula="of:=[.G115]/(2*[.E115]*[.C115])" office:value-type="float" office:value="0.03125">
            <text:p>0,03125</text:p>
          </table:table-cell>
          <table:table-cell table:formula="of:=LOG([.H115];2)" office:value-type="float" office:value="-5">
            <text:p>-5</text:p>
          </table:table-cell>
          <table:table-cell table:formula="of:=2^([.B115]/[.I115])" office:value-type="float" office:value="0.108818820412016">
            <text:p>0,1088188204</text:p>
          </table:table-cell>
          <table:table-cell table:formula="of:=([.B115]/[.I115])" office:value-type="float" office:value="-3.2">
            <text:p>-3,2</text:p>
          </table:table-cell>
          <table:table-cell table:formula="of:=LOG(LOG( [.G115]/(2*[.C115]); 2) ;2) - LOG(LOG( [.B115] * [.E11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formula="of:=2^[.A116]" office:value-type="float" office:value="32">
            <text:p>32</text:p>
          </table:table-cell>
          <table:table-cell table:formula="of:=SQRT([.B116])" office:value-type="float" office:value="5.65685424949238">
            <text:p>5,6568542495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6]" office:value-type="float" office:value="1">
            <text:p>1</text:p>
          </table:table-cell>
          <table:table-cell table:formula="of:=[.G116]/(2*[.E116]*[.C116])" office:value-type="float" office:value="0.0220970869120796">
            <text:p>0,0220970869</text:p>
          </table:table-cell>
          <table:table-cell table:formula="of:=LOG([.H116];2)" office:value-type="float" office:value="-5.5">
            <text:p>-5,5</text:p>
          </table:table-cell>
          <table:table-cell table:formula="of:=2^([.B116]/[.I116])" office:value-type="float" office:value="0.0177236331593041">
            <text:p>0,0177236332</text:p>
          </table:table-cell>
          <table:table-cell table:formula="of:=([.B116]/[.I116])" office:value-type="float" office:value="-5.81818181818182">
            <text:p>-5,8181818182</text:p>
          </table:table-cell>
          <table:table-cell table:formula="of:=LOG(LOG( [.G116]/(2*[.C116]); 2) ;2) - LOG(LOG( [.B116] * [.E11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table:formula="of:=2^[.A117]" office:value-type="float" office:value="4096">
            <text:p>4096</text:p>
          </table:table-cell>
          <table:table-cell table:formula="of:=SQRT([.B117])" office:value-type="float" office:value="64">
            <text:p>64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7]" office:value-type="float" office:value="1">
            <text:p>1</text:p>
          </table:table-cell>
          <table:table-cell table:formula="of:=[.G117]/(2*[.E117]*[.C117])" office:value-type="float" office:value="0.0015625">
            <text:p>0,0015625</text:p>
          </table:table-cell>
          <table:table-cell table:formula="of:=LOG([.H117];2)" office:value-type="float" office:value="-9.32192809488736">
            <text:p>-9,3219280949</text:p>
          </table:table-cell>
          <table:table-cell table:formula="of:=2^([.B117]/[.I117])" office:value-type="float" office:value="5.36046690344682E-133">
            <text:p>5,36046690344682E-133</text:p>
          </table:table-cell>
          <table:table-cell table:formula="of:=([.B117]/[.I117])" office:value-type="float" office:value="-439.394077953301">
            <text:p>-439,3940779533</text:p>
          </table:table-cell>
          <table:table-cell table:formula="of:=LOG(LOG( [.G117]/(2*[.C117]); 2) ;2) - LOG(LOG( [.B117] * [.E117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formula="of:=2^[.A118]" office:value-type="float" office:value="8192">
            <text:p>8192</text:p>
          </table:table-cell>
          <table:table-cell table:formula="of:=SQRT([.B118])" office:value-type="float" office:value="90.5096679918781">
            <text:p>90,509667991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8]" office:value-type="float" office:value="1">
            <text:p>1</text:p>
          </table:table-cell>
          <table:table-cell table:formula="of:=[.G118]/(2*[.E118]*[.C118])" office:value-type="float" office:value="0.00110485434560398">
            <text:p>0,0011048543</text:p>
          </table:table-cell>
          <table:table-cell table:formula="of:=LOG([.H118];2)" office:value-type="float" office:value="-9.82192809488736">
            <text:p>-9,8219280949</text:p>
          </table:table-cell>
          <table:table-cell table:formula="of:=2^([.B118]/[.I118])" office:value-type="float" office:value="8.41961825959597E-252">
            <text:p>8,41961825959597E-252</text:p>
          </table:table-cell>
          <table:table-cell table:formula="of:=([.B118]/[.I118])" office:value-type="float" office:value="-834.052125087762">
            <text:p>-834,0521250878</text:p>
          </table:table-cell>
          <table:table-cell table:formula="of:=LOG(LOG( [.G118]/(2*[.C118]); 2) ;2) - LOG(LOG( [.B118] * [.E118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formula="of:=2^[.A119]" office:value-type="float" office:value="16384">
            <text:p>16384</text:p>
          </table:table-cell>
          <table:table-cell table:formula="of:=SQRT([.B119])" office:value-type="float" office:value="128">
            <text:p>12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9]" office:value-type="float" office:value="1">
            <text:p>1</text:p>
          </table:table-cell>
          <table:table-cell table:formula="of:=[.G119]/(2*[.E119]*[.C119])" office:value-type="float" office:value="0.00078125">
            <text:p>0,00078125</text:p>
          </table:table-cell>
          <table:table-cell table:formula="of:=LOG([.H119];2)" office:value-type="float" office:value="-10.3219280948874">
            <text:p>-10,3219280949</text:p>
          </table:table-cell>
          <table:table-cell table:formula="of:=2^([.B119]/[.I119])" office:value-type="float" office:value="0">
            <text:p>0</text:p>
          </table:table-cell>
          <table:table-cell table:formula="of:=([.B119]/[.I119])" office:value-type="float" office:value="-1587.30034247335">
            <text:p>-1587,3003424734</text:p>
          </table:table-cell>
          <table:table-cell table:formula="of:=LOG(LOG( [.G119]/(2*[.C119]); 2) ;2) - LOG(LOG( [.B119] * [.E119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table:formula="of:=2^[.A120]" office:value-type="float" office:value="32768">
            <text:p>32768</text:p>
          </table:table-cell>
          <table:table-cell table:formula="of:=SQRT([.B120])" office:value-type="float" office:value="181.019335983756">
            <text:p>181,019335983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20]" office:value-type="float" office:value="1">
            <text:p>1</text:p>
          </table:table-cell>
          <table:table-cell table:formula="of:=[.G120]/(2*[.E120]*[.C120])" office:value-type="float" office:value="0.00055242717280199">
            <text:p>0,0005524272</text:p>
          </table:table-cell>
          <table:table-cell table:formula="of:=LOG([.H120];2)" office:value-type="float" office:value="-10.8219280948874">
            <text:p>-10,8219280949</text:p>
          </table:table-cell>
          <table:table-cell table:formula="of:=2^([.B120]/[.I120])" office:value-type="float" office:value="0">
            <text:p>0</text:p>
          </table:table-cell>
          <table:table-cell table:formula="of:=([.B120]/[.I120])" office:value-type="float" office:value="-3027.92623575837">
            <text:p>-3027,9262357584</text:p>
          </table:table-cell>
          <table:table-cell table:formula="of:=LOG(LOG( [.G120]/(2*[.C120]); 2) ;2) - LOG(LOG( [.B120] * [.E120];2) ; 2)" office:value-type="float" office:value="0">
            <text:p>Err :502</text:p>
          </table:table-cell>
          <table:table-cell table:number-columns-repeated="1012"/>
        </table:table-row>
        <table:table-row table:style-name="ro2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table table:name="Feuille6" table:style-name="ta1">
        <table:table-column table:style-name="co1" table:number-columns-repeated="13" table:default-cell-style-name="Default"/>
        <table:table-row table:style-name="ro2" table:number-rows-repeated="2">
          <table:table-cell table:number-columns-repeated="13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mu</text:p>
          </table:table-cell>
          <table:table-cell office:value-type="string">
            <text:p>nu</text:p>
          </table:table-cell>
          <table:table-cell office:value-type="string">
            <text:p>keygen</text:p>
          </table:table-cell>
          <table:table-cell office:value-type="string">
            <text:p>encrypt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 office:value-type="string">
            <text:p>recrypt</text:p>
          </table:table-cell>
          <table:table-cell office:value-type="string">
            <text:p>decrypt</text:p>
          </table:table-cell>
          <table:table-cell office:value-type="string">
            <text:p>sum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601">
            <text:p>1601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78">
            <text:p>2478</text:p>
          </table:table-cell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328">
            <text:p>13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29">
            <text:p>2529</text:p>
          </table:table-cell>
          <table:table-cell office:value-type="float" office:value="2535">
            <text:p>253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398">
            <text:p>2398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186">
            <text:p>218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50">
            <text:p>265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802">
            <text:p>2802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203">
            <text:p>3203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8060">
            <text:p>806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51">
            <text:p>275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604">
            <text:p>3604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5490">
            <text:p>549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67">
            <text:p>2767</text:p>
          </table:table-cell>
          <table:table-cell office:value-type="float" office:value="2807">
            <text:p>280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2440">
            <text:p>244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806">
            <text:p>80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432">
            <text:p>243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199">
            <text:p>1199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454">
            <text:p>2454</text:p>
          </table:table-cell>
          <table:table-cell office:value-type="float" office:value="2447">
            <text:p>244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602">
            <text:p>1602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985">
            <text:p>98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float" office:value="860">
            <text:p>8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2592">
            <text:p>259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406">
            <text:p>2406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12214">
            <text:p>1221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586">
            <text:p>258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803">
            <text:p>2803</text:p>
          </table:table-cell>
          <table:table-cell office:value-type="float" office:value="16">
            <text:p>16</text:p>
          </table:table-cell>
          <table:table-cell office:value-type="float" office:value="350">
            <text:p>350</text:p>
          </table:table-cell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694">
            <text:p>269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206">
            <text:p>3206</text:p>
          </table:table-cell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4107">
            <text:p>410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float" office:value="2737">
            <text:p>273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597">
            <text:p>3597</text:p>
          </table:table-cell>
          <table:table-cell office:value-type="float" office:value="16">
            <text:p>16</text:p>
          </table:table-cell>
          <table:table-cell office:value-type="float" office:value="450">
            <text:p>450</text:p>
          </table:table-cell>
          <table:table-cell office:value-type="float" office:value="6557">
            <text:p>655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773">
            <text:p>2773</text:p>
          </table:table-cell>
          <table:table-cell office:value-type="float" office:value="2794">
            <text:p>279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 table:number-rows-repeated="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6T22:12:30</dc:date>
    <dc:creator>kais </dc:creator>
    <meta:editing-duration>PT9H7M47S</meta:editing-duration>
    <meta:editing-cycles>41</meta:editing-cycles>
    <meta:generator>LibreOffice/3.5$Linux_X86_64 LibreOffice_project/350m1$Build-2</meta:generator>
    <meta:document-statistic meta:table-count="6" meta:cell-count="3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